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normal" style:font-weight-asian="normal" style:font-weight-complex="normal"/>
    </style:style>
    <style:style style:name="P9" style:family="paragraph" style:parent-style-name="Normal_20__28_Web_29_">
      <style:paragraph-properties fo:margin-top="0in" fo:margin-bottom="0.1945in"/>
    </style:style>
    <style:style style:name="P10" style:family="paragraph" style:parent-style-name="Code">
      <style:paragraph-properties style:snap-to-layout-grid="false"/>
    </style:style>
    <style:style style:name="P11" style:family="paragraph" style:parent-style-name="Heading_20_2">
      <style:paragraph-properties>
        <style:tab-stops>
          <style:tab-stop style:position="0.75in"/>
        </style:tab-stops>
      </style:paragraph-properties>
    </style:style>
    <style:style style:name="P12" style:family="paragraph" style:parent-style-name="Heading_20_2">
      <style:paragraph-properties>
        <style:tab-stops>
          <style:tab-stop style:position="0.6252in"/>
        </style:tab-stops>
      </style:paragraph-properties>
    </style:style>
    <style:style style:name="P13" style:family="paragraph" style:parent-style-name="Heading_20_2">
      <style:paragraph-properties>
        <style:tab-stops>
          <style:tab-stop style:position="0.5in"/>
        </style:tab-stops>
      </style:paragraph-properties>
    </style:style>
    <style:style style:name="P14" style:family="paragraph" style:parent-style-name="Heading_20_2">
      <style:paragraph-properties>
        <style:tab-stops>
          <style:tab-stop style:position="0.75in"/>
          <style:tab-stop style:position="0.8752in"/>
        </style:tab-stops>
      </style:paragraph-properties>
    </style:style>
    <style:style style:name="P15" style:family="paragraph" style:parent-style-name="Heading_20_3">
      <style:paragraph-properties>
        <style:tab-stops>
          <style:tab-stop style:position="0.75in"/>
        </style:tab-stops>
      </style:paragraph-properties>
    </style:style>
    <style:style style:name="P16" style:family="paragraph" style:parent-style-name="Glossary_20_Header">
      <style:paragraph-properties fo:margin-left="0in" fo:margin-right="0in" fo:text-indent="0in" style:auto-text-indent="false"/>
    </style:style>
    <style:style style:name="P17" style:family="paragraph" style:parent-style-name="Text_20_body">
      <style:text-properties style:font-name="Times New Roman"/>
    </style:style>
    <style:style style:name="P18" style:family="paragraph" style:parent-style-name="Text_20_body">
      <style:text-properties style:font-name="Arial1"/>
    </style:style>
    <style:style style:name="P19" style:family="paragraph" style:parent-style-name="CodeBlock">
      <style:text-properties fo:font-size="9pt" style:font-size-asian="9pt" style:font-size-complex="9pt"/>
    </style:style>
    <style:style style:name="P20" style:family="paragraph" style:parent-style-name="CodeBlock">
      <style:text-properties fo:font-size="10pt" style:font-size-asian="10pt" style:font-size-complex="10pt"/>
    </style:style>
    <style:style style:name="P21" style:family="paragraph" style:parent-style-name="CodeBlock">
      <style:text-properties fo:font-weight="normal" style:font-weight-asian="normal" style:font-weight-complex="normal"/>
    </style:style>
    <style:style style:name="P22" style:family="paragraph" style:parent-style-name="CodeBlock">
      <style:text-properties fo:font-weight="bold"/>
    </style:style>
    <style:style style:name="P23" style:family="paragraph" style:parent-style-name="CodeBlock">
      <style:text-properties fo:font-style="normal" style:font-style-asian="normal" style:font-style-complex="normal"/>
    </style:style>
    <style:style style:name="P24" style:family="paragraph" style:parent-style-name="Heading_20_1">
      <style:paragraph-properties fo:margin-left="0.0209in" fo:margin-right="0in" fo:text-indent="0in" style:auto-text-indent="false"/>
    </style:style>
    <style:style style:name="P25" style:family="paragraph" style:parent-style-name="Standard">
      <style:paragraph-properties fo:margin-left="0.0209in" fo:margin-right="0in" fo:text-indent="0in" style:auto-text-indent="false"/>
    </style:style>
    <style:style style:name="P26" style:family="paragraph" style:parent-style-name="Standard" style:master-page-name="Standard">
      <style:paragraph-properties fo:text-align="center" style:justify-single-word="false" style:page-number="auto"/>
      <style:text-properties style:font-name="Arial Black" fo:font-size="16pt" style:font-size-asian="16pt" style:font-size-complex="16pt"/>
    </style:style>
    <style:style style:name="P27" style:family="paragraph" style:parent-style-name="Standard" style:list-style-name="WW8Num39"/>
    <style:style style:name="P28" style:family="paragraph" style:parent-style-name="Standard" style:list-style-name="WW8Num30"/>
    <style:style style:name="P29" style:family="paragraph" style:parent-style-name="Standard" style:list-style-name="WW8Num12"/>
    <style:style style:name="P30" style:family="paragraph" style:parent-style-name="Standard" style:list-style-name="WW8Num23"/>
    <style:style style:name="P31" style:family="paragraph" style:parent-style-name="Standard">
      <style:text-properties fo:font-style="normal" style:font-style-asian="normal" style:font-style-complex="normal"/>
    </style:style>
    <style:style style:name="P32" style:family="paragraph" style:parent-style-name="Standard" style:list-style-name="WW8Num37"/>
    <style:style style:name="P33" style:family="paragraph" style:parent-style-name="Standard" style:list-style-name="WW8Num33"/>
    <style:style style:name="P34" style:family="paragraph" style:parent-style-name="Standard" style:list-style-name="WW8Num14"/>
    <style:style style:name="P35" style:family="paragraph" style:parent-style-name="Standard" style:list-style-name="WW8Num19">
      <style:paragraph-properties fo:margin-top="0.1945in" fo:margin-bottom="0in" fo:keep-with-next="always"/>
    </style:style>
    <style:style style:name="P36" style:family="paragraph" style:parent-style-name="Standard" style:list-style-name="WW8Num19">
      <style:paragraph-properties fo:margin-top="0in" fo:margin-bottom="0in" fo:keep-with-next="always"/>
    </style:style>
    <style:style style:name="P37" style:family="paragraph" style:parent-style-name="Standard" style:list-style-name="WW8Num19">
      <style:paragraph-properties fo:margin-top="0in" fo:margin-bottom="0in"/>
    </style:style>
    <style:style style:name="P38" style:family="paragraph" style:parent-style-name="Standard" style:list-style-name="WW8Num19">
      <style:paragraph-properties fo:margin-top="0in" fo:margin-bottom="0.1945in" fo:keep-with-next="always"/>
    </style:style>
    <style:style style:name="P39" style:family="paragraph" style:parent-style-name="Standard" style:list-style-name="WW8Num35">
      <style:paragraph-properties fo:keep-with-next="always"/>
    </style:style>
    <style:style style:name="P40" style:family="paragraph" style:parent-style-name="Text_20_body">
      <style:text-properties fo:font-style="normal" style:font-style-asian="normal" style:font-style-complex="normal"/>
    </style:style>
    <style:style style:name="P41" style:family="paragraph" style:parent-style-name="Heading_20_2">
      <style:text-properties fo:font-style="normal" style:font-style-asian="normal" style:font-style-complex="normal"/>
    </style:style>
    <style:style style:name="P42" style:family="paragraph" style:parent-style-name="Contents_20_1">
      <style:paragraph-properties>
        <style:tab-stops>
          <style:tab-stop style:position="6in" style:type="right" style:leader-style="dotted" style:leader-text="."/>
        </style:tab-stops>
      </style:paragraph-properties>
    </style:style>
    <style:style style:name="P43" style:family="paragraph" style:parent-style-name="Contents_20_2">
      <style:paragraph-properties>
        <style:tab-stops>
          <style:tab-stop style:position="5.8335in" style:type="right" style:leader-style="dotted" style:leader-text="."/>
        </style:tab-stops>
      </style:paragraph-properties>
    </style:style>
    <style:style style:name="P44" style:family="paragraph" style:parent-style-name="CodeBlock">
      <style:text-properties fo:font-style="normal" style:font-style-asian="normal" style:font-style-complex="normal"/>
    </style:style>
    <style:style style:name="P45" style:family="paragraph" style:parent-style-name="CodeBlock">
      <style:text-properties fo:font-style="normal" fo:font-weight="normal" style:font-style-asian="normal" style:font-weight-asian="normal" style:font-style-complex="normal" style:font-weight-complex="normal"/>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font-name="Courier New2"/>
    </style:style>
    <style:style style:name="T10" style:family="text">
      <style:text-properties style:font-name="Courier New2" fo:font-size="10pt"/>
    </style:style>
    <style:style style:name="T11" style:family="text">
      <style:text-properties style:font-name="Courier New2" fo:font-size="9pt" style:font-size-asian="9pt" style:font-size-complex="9pt"/>
    </style:style>
    <style:style style:name="T12" style:family="text">
      <style:text-properties fo:font-weight="normal" style:font-weight-asian="normal" style:font-weight-complex="normal"/>
    </style:style>
    <style:style style:name="T13" style:family="text">
      <style:text-properties style:font-name="Times New Roman" style:font-name-asian="Times New Roman" style:font-name-complex="Times New Roman"/>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26"/>
      <text:p text:style-name="P1"/>
      <text:p text:style-name="P2">Carbonado<text:span text:style-name="T1">™</text:span> 1.2 User Guide</text:p>
      <text:p text:style-name="P3"><text:modification-date style:data-style-name="N84">2008-07-07</text:modification-date></text:p>
      <text:p text:style-name="P3"/>
      <text:p text:style-name="Standard"/>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42">1 <text:a xlink:type="simple" xlink:href="#1.Introduction|outline" text:style-name="Internet_20_link" text:visited-style-name="Internet_20_link">Introduction</text:a><text:tab/>3</text:p>
          <text:p text:style-name="P42">2 <text:a xlink:type="simple" xlink:href="#2.Overview|outline" text:style-name="Internet_20_link" text:visited-style-name="Internet_20_link">Overview</text:a><text:tab/>4</text:p>
          <text:p text:style-name="P42">3 <text:a xlink:type="simple" xlink:href="#3.The Repository|outline" text:style-name="Internet_20_link" text:visited-style-name="Internet_20_link">The Repository</text:a><text:tab/>5</text:p>
          <text:p text:style-name="P43">3.1<text:a xlink:type="simple" xlink:href="#3.1.Opening Repositories|outline" text:style-name="Internet_20_link" text:visited-style-name="Internet_20_link"> Opening Repositories</text:a><text:tab/>6</text:p>
          <text:p text:style-name="P43">3.2<text:a xlink:type="simple" xlink:href="#3.2.Repository operations|outline" text:style-name="Internet_20_link" text:visited-style-name="Internet_20_link"> Repository operations</text:a><text:tab/>6</text:p>
          <text:p text:style-name="P43">3.3<text:a xlink:type="simple" xlink:href="#3.3.Future direction|outline" text:style-name="Internet_20_link" text:visited-style-name="Internet_20_link"> Future direction</text:a><text:tab/>8</text:p>
          <text:p text:style-name="P42">4 <text:a xlink:type="simple" xlink:href="#4.Storables|outline" text:style-name="Internet_20_link" text:visited-style-name="Internet_20_link">Storables</text:a><text:tab/>9</text:p>
          <text:p text:style-name="P43">4.1<text:a xlink:type="simple" xlink:href="#4.1.Annotations|outline" text:style-name="Internet_20_link" text:visited-style-name="Internet_20_link"> Annotations</text:a><text:tab/>11</text:p>
          <text:p text:style-name="P43">4.2<text:a xlink:type="simple" xlink:href="#4.2.Adapters|outline" text:style-name="Internet_20_link" text:visited-style-name="Internet_20_link"> Adapters</text:a><text:tab/>16</text:p>
          <text:p text:style-name="P43">4.3<text:a xlink:type="simple" xlink:href="#4.3.Constraints|outline" text:style-name="Internet_20_link" text:visited-style-name="Internet_20_link"> Constraints</text:a><text:tab/>18</text:p>
          <text:p text:style-name="P43">4.4<text:a xlink:type="simple" xlink:href="#4.4.Derived properties|outline" text:style-name="Internet_20_link" text:visited-style-name="Internet_20_link"> Derived properties</text:a><text:tab/>20</text:p>
          <text:p text:style-name="P42">5 <text:a xlink:type="simple" xlink:href="#5.CRUD operations: Create, Retrieve, Update, Delete|outline" text:style-name="Internet_20_link" text:visited-style-name="Internet_20_link">CRUD operations: Create, Retrieve, Update, Delete</text:a><text:tab/>21</text:p>
          <text:p text:style-name="P43">5.1<text:a xlink:type="simple" xlink:href="#5.1.Insert|outline" text:style-name="Internet_20_link" text:visited-style-name="Internet_20_link"> Insert</text:a><text:tab/>22</text:p>
          <text:p text:style-name="P43">5.2<text:a xlink:type="simple" xlink:href="#5.2.Load|outline" text:style-name="Internet_20_link" text:visited-style-name="Internet_20_link"> Load</text:a><text:tab/>22</text:p>
          <text:p text:style-name="P43">5.3<text:a xlink:type="simple" xlink:href="#5.3.Update|outline" text:style-name="Internet_20_link" text:visited-style-name="Internet_20_link"> Update</text:a><text:tab/>23</text:p>
          <text:p text:style-name="P43">5.4<text:a xlink:type="simple" xlink:href="#5.4.Delete|outline" text:style-name="Internet_20_link" text:visited-style-name="Internet_20_link"> Delete</text:a><text:tab/>23</text:p>
          <text:p text:style-name="P42">6 <text:a xlink:type="simple" xlink:href="#6.Queries|outline" text:style-name="Internet_20_link" text:visited-style-name="Internet_20_link">Queries</text:a><text:tab/>24</text:p>
          <text:p text:style-name="P43">6.1<text:a xlink:type="simple" xlink:href="#6.1.Filters|outline" text:style-name="Internet_20_link" text:visited-style-name="Internet_20_link"> Filters</text:a><text:tab/>24</text:p>
          <text:p text:style-name="P43">6.2<text:a xlink:type="simple" xlink:href="#6.2.Cursors|outline" text:style-name="Internet_20_link" text:visited-style-name="Internet_20_link"> Cursors</text:a><text:tab/>25</text:p>
          <text:p text:style-name="P43">6.3<text:a xlink:type="simple" xlink:href="#6.3.Ordering|outline" text:style-name="Internet_20_link" text:visited-style-name="Internet_20_link"> Ordering</text:a><text:tab/>26</text:p>
          <text:p text:style-name="P43">6.4<text:a xlink:type="simple" xlink:href="#6.4.Offsets and limits|outline" text:style-name="Internet_20_link" text:visited-style-name="Internet_20_link"> Offsets and limits</text:a><text:tab/>26</text:p>
          <text:p text:style-name="P43">6.5<text:a xlink:type="simple" xlink:href="#6.5.Single result queries|outline" text:style-name="Internet_20_link" text:visited-style-name="Internet_20_link"> Single result queries</text:a><text:tab/>27</text:p>
          <text:p text:style-name="P43">6.6<text:a xlink:type="simple" xlink:href="#6.6.Counting results|outline" text:style-name="Internet_20_link" text:visited-style-name="Internet_20_link"> Counting results</text:a><text:tab/>28</text:p>
          <text:p text:style-name="P43">6.7<text:a xlink:type="simple" xlink:href="#6.7.Result set deletion|outline" text:style-name="Internet_20_link" text:visited-style-name="Internet_20_link"> Result set deletion</text:a><text:tab/>28</text:p>
          <text:p text:style-name="P43">6.8<text:a xlink:type="simple" xlink:href="#6.8.Boolean logic|outline" text:style-name="Internet_20_link" text:visited-style-name="Internet_20_link"> Boolean logic</text:a><text:tab/>28</text:p>
          <text:p text:style-name="P43">6.9<text:a xlink:type="simple" xlink:href="#6.9.Execution plans and native queries|outline" text:style-name="Internet_20_link" text:visited-style-name="Internet_20_link"> Execution plans and native queries</text:a><text:tab/>29</text:p>
          <text:p text:style-name="P42">7 <text:a xlink:type="simple" xlink:href="#7.Joins|outline" text:style-name="Internet_20_link" text:visited-style-name="Internet_20_link">Joins</text:a><text:tab/>31</text:p>
          <text:p text:style-name="P43">7.1<text:a xlink:type="simple" xlink:href="#7.1.Many-to-one joins|outline" text:style-name="Internet_20_link" text:visited-style-name="Internet_20_link"> Many-to-one joins</text:a><text:tab/>31</text:p>
          <text:p text:style-name="P43">7.2<text:a xlink:type="simple" xlink:href="#7.2.One-to-one joins|outline" text:style-name="Internet_20_link" text:visited-style-name="Internet_20_link"> One-to-one joins</text:a><text:tab/>33</text:p>
          <text:p text:style-name="P43">7.3<text:a xlink:type="simple" xlink:href="#7.3.One-to-many joins|outline" text:style-name="Internet_20_link" text:visited-style-name="Internet_20_link"> One-to-many joins</text:a><text:tab/>34</text:p>
          <text:p text:style-name="P43">7.4<text:a xlink:type="simple" xlink:href="#7.4.Natural joins|outline" text:style-name="Internet_20_link" text:visited-style-name="Internet_20_link"> Natural joins</text:a><text:tab/>35</text:p>
          <text:p text:style-name="P43">7.5<text:a xlink:type="simple" xlink:href="#7.5.Queries with joins|outline" text:style-name="Internet_20_link" text:visited-style-name="Internet_20_link"> Queries with joins</text:a><text:tab/>36</text:p>
          <text:p text:style-name="P42">8 <text:a xlink:type="simple" xlink:href="#8.Indexing|outline" text:style-name="Internet_20_link" text:visited-style-name="Internet_20_link">Indexing</text:a><text:tab/>40</text:p>
          <text:p text:style-name="P43">8.1<text:a xlink:type="simple" xlink:href="#8.1.Index set reduction|outline" text:style-name="Internet_20_link" text:visited-style-name="Internet_20_link"> Index set reduction</text:a><text:tab/>41</text:p>
          <text:p text:style-name="P43">8.2<text:a xlink:type="simple" xlink:href="#8.2.Clustered indexes|outline" text:style-name="Internet_20_link" text:visited-style-name="Internet_20_link"> Clustered indexes</text:a><text:tab/>41</text:p>
          <text:p text:style-name="P43">8.3<text:a xlink:type="simple" xlink:href="#8.3.Adding and dropping|outline" text:style-name="Internet_20_link" text:visited-style-name="Internet_20_link"> Adding and dropping</text:a><text:tab/>41</text:p>
          <text:p text:style-name="P43">8.4<text:a xlink:type="simple" xlink:href="#8.4.Indexing derived properties|outline" text:style-name="Internet_20_link" text:visited-style-name="Internet_20_link"> Indexing derived properties</text:a><text:tab/>42</text:p>
          <text:p text:style-name="P42">9 <text:a xlink:type="simple" xlink:href="#9.Transactions|outline" text:style-name="Internet_20_link" text:visited-style-name="Internet_20_link">Transactions</text:a><text:tab/>45</text:p>
          <text:p text:style-name="P43">9.1<text:a xlink:type="simple" xlink:href="#9.1.Commits|outline" text:style-name="Internet_20_link" text:visited-style-name="Internet_20_link"> Commits</text:a><text:tab/>45</text:p>
          <text:p text:style-name="P43"><text:soft-page-break/>9.2<text:a xlink:type="simple" xlink:href="#9.2.Nested transactions|outline" text:style-name="Internet_20_link" text:visited-style-name="Internet_20_link"> Nested transactions</text:a><text:tab/>46</text:p>
          <text:p text:style-name="P43">9.3<text:a xlink:type="simple" xlink:href="#9.3.Isolation level|outline" text:style-name="Internet_20_link" text:visited-style-name="Internet_20_link"> Isolation level</text:a><text:tab/>46</text:p>
          <text:p text:style-name="P43">9.4<text:a xlink:type="simple" xlink:href="#9.4.Update mode|outline" text:style-name="Internet_20_link" text:visited-style-name="Internet_20_link"> Update mode</text:a><text:tab/>47</text:p>
          <text:p text:style-name="P43">9.5<text:a xlink:type="simple" xlink:href="#9.5.Top-level transactions|outline" text:style-name="Internet_20_link" text:visited-style-name="Internet_20_link"> Top-level transactions</text:a><text:tab/>48</text:p>
          <text:p text:style-name="P43">9.6<text:a xlink:type="simple" xlink:href="#9.6.Detaching transactions|outline" text:style-name="Internet_20_link" text:visited-style-name="Internet_20_link"> Detaching transactions</text:a><text:tab/>48</text:p>
          <text:p text:style-name="P42">10 <text:a xlink:type="simple" xlink:href="#10.Exceptions|outline" text:style-name="Internet_20_link" text:visited-style-name="Internet_20_link">Exceptions</text:a><text:tab/>50</text:p>
          <text:p text:style-name="P43">10.1<text:a xlink:type="simple" xlink:href="#10.1. Exception conversion|outline" text:style-name="Internet_20_link" text:visited-style-name="Internet_20_link"> <text:s/>Exception conversion</text:a><text:tab/>50</text:p>
          <text:p text:style-name="P43">10.2<text:a xlink:type="simple" xlink:href="#10.2. Deadlock and optimistic lock retry|outline" text:style-name="Internet_20_link" text:visited-style-name="Internet_20_link"> <text:s/>Deadlock and optimistic lock retry</text:a><text:tab/>51</text:p>
          <text:p text:style-name="P42">11 <text:a xlink:type="simple" xlink:href="#11.LOBs|outline" text:style-name="Internet_20_link" text:visited-style-name="Internet_20_link">LOBs</text:a><text:tab/>52</text:p>
          <text:p text:style-name="P43">11.1<text:a xlink:type="simple" xlink:href="#11.1. Stream access|outline" text:style-name="Internet_20_link" text:visited-style-name="Internet_20_link"> <text:s/>Stream access</text:a><text:tab/>52</text:p>
          <text:p text:style-name="P43">11.2<text:a xlink:type="simple" xlink:href="#11.2. String conversion|outline" text:style-name="Internet_20_link" text:visited-style-name="Internet_20_link"> <text:s/>String conversion</text:a><text:tab/>53</text:p>
          <text:p text:style-name="P42">12 <text:a xlink:type="simple" xlink:href="#12.Triggers|outline" text:style-name="Internet_20_link" text:visited-style-name="Internet_20_link">Triggers</text:a><text:tab/>55</text:p>
          <text:p text:style-name="P43">12.1<text:a xlink:type="simple" xlink:href="#12.1. Trigger class|outline" text:style-name="Internet_20_link" text:visited-style-name="Internet_20_link"> <text:s/>Trigger class</text:a><text:tab/>55</text:p>
          <text:p text:style-name="P43">12.2<text:a xlink:type="simple" xlink:href="#12.2. Registration|outline" text:style-name="Internet_20_link" text:visited-style-name="Internet_20_link"> <text:s/>Registration</text:a><text:tab/>56</text:p>
          <text:p text:style-name="P43">12.3<text:a xlink:type="simple" xlink:href="#12.3. Accessing old Storable value|outline" text:style-name="Internet_20_link" text:visited-style-name="Internet_20_link"> <text:s/>Accessing old Storable value</text:a><text:tab/>56</text:p>
          <text:p text:style-name="P43">12.4<text:a xlink:type="simple" xlink:href="#12.4. Generic Triggers|outline" text:style-name="Internet_20_link" text:visited-style-name="Internet_20_link"> <text:s/>Generic Triggers</text:a><text:tab/>57</text:p>
          <text:p text:style-name="P42">13 <text:a xlink:type="simple" xlink:href="#13.Available Repositories and Capabilities|outline" text:style-name="Internet_20_link" text:visited-style-name="Internet_20_link">Available Repositories and Capabilities</text:a><text:tab/>58</text:p>
          <text:p text:style-name="P43">13.1<text:a xlink:type="simple" xlink:href="#13.1. Sleepycat – Berkeley Database|outline" text:style-name="Internet_20_link" text:visited-style-name="Internet_20_link"> <text:s/>Sleepycat – Berkeley Database</text:a><text:tab/>58</text:p>
          <text:p text:style-name="P43">13.2<text:a xlink:type="simple" xlink:href="#13.2. JDBC|outline" text:style-name="Internet_20_link" text:visited-style-name="Internet_20_link"> <text:s/>JDBC</text:a><text:tab/>58</text:p>
          <text:p text:style-name="P43">13.3<text:a xlink:type="simple" xlink:href="#13.3. Replicated|outline" text:style-name="Internet_20_link" text:visited-style-name="Internet_20_link"> <text:s/>Replicated</text:a><text:tab/>59</text:p>
          <text:p text:style-name="P43">13.4<text:a xlink:type="simple" xlink:href="#13.4. Volatile Map|outline" text:style-name="Internet_20_link" text:visited-style-name="Internet_20_link"> <text:s/>Volatile Map</text:a><text:tab/>60</text:p>
          <text:p text:style-name="P42">14 <text:a xlink:type="simple" xlink:href="#14.Advanced|outline" text:style-name="Internet_20_link" text:visited-style-name="Internet_20_link">Advanced</text:a><text:tab/>61</text:p>
          <text:p text:style-name="P43">14.1<text:a xlink:type="simple" xlink:href="#14.1. Filter Construction|outline" text:style-name="Internet_20_link" text:visited-style-name="Internet_20_link"> <text:s/>Filter Construction</text:a><text:tab/>61</text:p>
          <text:p text:style-name="P43">14.2<text:a xlink:type="simple" xlink:href="#14.2. Specialized Cursors|outline" text:style-name="Internet_20_link" text:visited-style-name="Internet_20_link"> <text:s/>Specialized Cursors</text:a><text:tab/>61</text:p>
          <text:p text:style-name="P42">15 <text:a xlink:type="simple" xlink:href="#15.Glossary|outline" text:style-name="Internet_20_link" text:visited-style-name="Internet_20_link">Glossary</text:a><text:tab/>63</text:p>
          <text:p text:style-name="P42">16 <text:a xlink:type="simple" xlink:href="#16.Appendix: Hello World example|outline" text:style-name="Internet_20_link" text:visited-style-name="Internet_20_link">Appendix: Hello World example</text:a><text:tab/>66</text:p>
          <text:p text:style-name="P42">17 <text:a xlink:type="simple" xlink:href="#17.Appendix: Query Execution Plan|outline" text:style-name="Internet_20_link" text:visited-style-name="Internet_20_link">Appendix: Query Execution Plan</text:a><text:tab/>69</text:p>
          <text:p text:style-name="P43">17.1<text:a xlink:type="simple" xlink:href="#17.1. Index properties|outline" text:style-name="Internet_20_link" text:visited-style-name="Internet_20_link"> <text:s/>Index properties</text:a><text:tab/>69</text:p>
          <text:p text:style-name="P43">17.2<text:a xlink:type="simple" xlink:href="#17.2. Data sources |outline" text:style-name="Internet_20_link" text:visited-style-name="Internet_20_link"> <text:s/>Data sources </text:a><text:tab/>70</text:p>
          <text:p text:style-name="P43">17.3<text:a xlink:type="simple" xlink:href="#17.3. Data processing |outline" text:style-name="Internet_20_link" text:visited-style-name="Internet_20_link"> <text:s/>Data processing </text:a><text:tab/>72</text:p>
          <text:p text:style-name="P42">18 <text:a xlink:type="simple" xlink:href="#18.Appendix: Recommended practices|outline" text:style-name="Internet_20_link" text:visited-style-name="Internet_20_link">Appendix: Recommended practices</text:a><text:tab/>76</text:p>
          <text:p text:style-name="P43">18.1<text:a xlink:type="simple" xlink:href="#18.1. Scope Storables privately|outline" text:style-name="Internet_20_link" text:visited-style-name="Internet_20_link"> <text:s/>Scope Storables privately</text:a><text:tab/>76</text:p>
          <text:p text:style-name="P43">18.2<text:a xlink:type="simple" xlink:href="#18.2. Primary key design|outline" text:style-name="Internet_20_link" text:visited-style-name="Internet_20_link"> <text:s/>Primary key design</text:a><text:tab/>76</text:p>
          <text:p text:style-name="P43">18.3<text:a xlink:type="simple" xlink:href="#18.3. Versioning|outline" text:style-name="Internet_20_link" text:visited-style-name="Internet_20_link"> <text:s/>Versioning</text:a><text:tab/>76</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9">The flexibility offered for access to storage extends to caching as well. Carbonado makes it easy to select and change caching technologies, with sophisticated mechanisms for electing whether to use the cache or fall back to primary storage. <text:s/></text:p>
      <text:p text:style-name="P9">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Internet_20_link"><text:span text:style-name="T3">Storables</text:span></text:span></text:a>, and the persistence layer, known as <text:a xlink:type="simple" xlink:href="#_The_Repository"><text:span text:style-name="Internet_20_link"><text:span text:style-name="T3">Repositories</text:span></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27"><text:span text:style-name="T6">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27"><text:span text:style-name="T6">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27"><text:span text:style-name="T6">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27"><text:span text:style-name="T6">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27"><text:span text:style-name="T6">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Internet_20_link"><text:span text:style-name="T3">Adapters</text:span></text:span></text:a> can be defined sometimes to support properties that the Repository does not natively support. DateTime property types are supported by such an Adapter, although it is automatically applied.</text:p>
        </text:list-item>
        <text:list-item>
          <text:p text:style-name="P27"><text:span text:style-name="T6">Sequence support </text:span>– Properties may optionally be annotated to support automatic value selection upon insert via a <text:a xlink:type="simple" xlink:href="#_@Sequence"><text:span text:style-name="Internet_20_link"><text:span text:style-name="T3">Sequence</text:span></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Internet_20_link"><text:span text:style-name="T3">Capability</text:span></text:span></text:a> mechanism. </text:p>
      <text:h text:style-name="Heading_20_2" text:outline-level="2"><text:bookmark-start text:name="_Opening_Repositories"/><text:soft-page-break/>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text:soft-page-break/></text:p>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8">enterTransaction</text:span>();</text:p>
      <text:p text:style-name="CodeBlock"/>
      <text:p text:style-name="CodeBlock"><text:s text:c="4"/>Transaction <text:span text:style-name="T8">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text:soft-page-break/>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text:soft-page-brea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import org.joda.time.ReadableInstant;</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ReadableInstant)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text:soft-page-brea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oft-page-break/><text:span text:style-name="T6">@PrimaryKey</text:span>({"entityTypeID", "-entityInstanceID"})</text:p>
      <text:p text:style-name="CodeBlock">public interface Content extends Storable {</text:p>
      <text:p text:style-name="CodeBlock"><text:span text:style-name="T6"><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6">@AlternateKeys</text:span>({</text:p>
      <text:p text:style-name="CodeBlock"><text:s text:c="4"/><text:span text:style-name="T6">@Key</text:span>("fullPath"),</text:p>
      <text:p text:style-name="CodeBlock"><text:s text:c="4"/><text:span text:style-name="T6">@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text:soft-page-break/>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6">@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28"><text:span text:style-name="T6">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list text:style-name="WW8Num12">
        <text:list-item>
          <text:p text:style-name="P29"><text:span text:style-name="T6">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30"><text:span text:style-name="T6">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text:soft-page-break/>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6">@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
      <text:p text:style-name="Standard"><text:bookmark-start text:name="_@Sequence"/>T<text:bookmark-end text:name="_@Sequence"/>he <text:a xlink:type="simple" xlink:href="#13.2. JDBC|outline">JDBCRepository</text:a> requires special attention in order for version properties to be properly managed. By default, it assumes a trigger is installed on the RDMS that performs an auto-increment. A configuration option on the builder enables auto-increment to be performed by the JDBCRepository itself:</text:p>
      <text:p text:style-name="Standard"/>
      <text:p text:style-name="CodeBlock"><text:s text:c="4"/>JDBCRepsitoryBuilder builder = ...</text:p>
      <text:p text:style-name="CodeBlock"><text:s text:c="4"/>...</text:p>
      <text:p text:style-name="CodeBlock"><text:s text:c="4"/>// Perform auto-increment locally</text:p>
      <text:p text:style-name="CodeBlock"><text:s text:c="4"/>builder.setAutoVersioningEnabled(true, "org.foo.UserInfo");</text:p>
      <text:p text:style-name="CodeBlock"><text:s text:c="4"/>builder.setAutoVersioningEnabled(true, "org.foo.Address");</text:p>
      <text:p text:style-name="CodeBlock"><text:s text:c="4"/>...</text:p>
      <text:p text:style-name="Standard"/>
      <text:p text:style-name="Standard">If the class name argument to setAutoVersioningEnabled is null, then local auto-increment is enabled for all Storable types.</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6">@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text:soft-page-break/>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a special table must be defined in order for sequences to work:</text:p>
      <text:p text:style-name="Standard"/>
      <text:p text:style-name="CodeBlock"><text:s/>CREATE TABLE CARBONADO_SEQUENCE (</text:p>
      <text:p text:style-name="CodeBlock"><text:s text:c="5"/>NAME <text:s text:c="10"/>VARCHAR(100) PRIMARY KEY,</text:p>
      <text:p text:style-name="CodeBlock"><text:s text:c="5"/>INITIAL_VALUE <text:s/>BIGINT <text:s text:c="6"/>NOT NULL,</text:p>
      <text:p text:style-name="CodeBlock"><text:s text:c="5"/>NEXT_VALUE <text:s text:c="4"/>BIGINT <text:s text:c="6"/>NOT NULL,</text:p>
      <text:p text:style-name="CodeBlock"><text:s text:c="5"/>VERSION <text:s text:c="7"/>INT <text:s text:c="9"/>NOT NULL</text:p>
      <text:p text:style-name="CodeBlock"><text:s/>)</text:p>
      <text:p text:style-name="Standard"/>
      <text:p text:style-name="Standard">When using the sequence table, the name does not need to refer to an existing sequence. The sequence information will be inserted automatically upon first use. If you wish to always use the sequence table instead of the database's built-in support, enable this option:</text:p>
      <text:p text:style-name="Standard"/>
      <text:p text:style-name="CodeBlock"><text:s text:c="4"/>JDBCRepsitoryBuilder builder = ...</text:p>
      <text:p text:style-name="CodeBlock"><text:s text:c="4"/>...</text:p>
      <text:p text:style-name="CodeBlock"><text:s text:c="4"/>// Always use sequence table for sequences</text:p>
      <text:p text:style-name="CodeBlock"><text:s text:c="4"/>builder.setForceStoredSequence(true);</text:p>
      <text:p text:style-name="CodeBlock"><text:s text:c="4"/>...</text:p>
      <text:h text:style-name="Heading_20_3" text:outline-level="3">Automatic</text:h>
      <text:p text:style-name="Standard">A property may be annotated with @Automatic, which instructs the repository to select a value for it upon insert. The actual process by which a value is automatically assigned is repository dependent. In the JDBC repository, the value might come from an auto-increment column or a database-specific trigger.</text:p>
      <text:p text:style-name="Standard"/>
      <text:p text:style-name="Standard">If the underlying repository doesn't automatically supply a value to an automatic property, no immediate warning is given and instead the property will be assigned a default value of null or zero. This may cause problems if the automatic property is a member of a key. Explicitly specifying a value prior to insert can sometimes be used to override the automatic value altogether.</text:p>
      <text:p text:style-name="Standard"/>
      <text:p text:style-name="CodeBlock">@PrimaryKey("userID")</text:p>
      <text:p text:style-name="CodeBlock">public abstract class UserInfo implements Storable {</text:p>
      <text:p text:style-name="CodeBlock"><text:s text:c="4"/><text:span text:style-name="T6">@Automatic</text:span></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Automatic properties are a good alternative for supporting JDBC databases that don't natively support sequences, but they do support auto-increment columns. If the database doesn't support auto-increment columns, a database trigger will likely need to be installed in order to emulate this behavior.</text:p>
      <text:h text:style-name="Heading_20_3" text:outline-level="3"><text:soft-page-break/>Alia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6">@Alias</text:span>("USER_INFO")</text:p>
      <text:p text:style-name="CodeBlock">public abstract class UserInfo implements Storable {</text:p>
      <text:p text:style-name="CodeBlock"><text:s text:c="4"/><text:span text:style-name="T6">@Alias</text:span>("USER_ID")</text:p>
      <text:p text:style-name="CodeBlock"><text:s text:c="4"/>public abstract long getUserID();</text:p>
      <text:p text:style-name="CodeBlock"><text:s text:c="4"/>public abstract void setUserID(long id);</text:p>
      <text:p text:style-name="CodeBlock"/>
      <text:p text:style-name="CodeBlock"><text:s text:c="4"/><text:span text:style-name="T6">@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6">@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ext:soft-page-break/>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6">@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6">@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6">@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oft-page-brea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6">@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text:soft-page-break/>public interface UserInfo extends Storable {</text:p>
      <text:p text:style-name="CodeBlock"><text:s text:c="5"/>int getFirstName();</text:p>
      <text:p text:style-name="CodeBlock"/>
      <text:p text:style-name="CodeBlock"><text:s text:c="5"/><text:span text:style-name="T6">@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6">@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6">@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6">@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text:soft-page-break/></text:p>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6">@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2" text:outline-level="2">Derived properties</text:h>
      <text:p text:style-name="Standard">A Storable which is defined as an abstract class can also include <text:span text:style-name="T4">derived</text:span><text:span text:style-name="T14"> properties. A derived property is user defined, and it must have a method body. A property “set” method is optional.</text:span></text:p>
      <text:p text:style-name="P6"/>
      <text:p text:style-name="Standard"><text:span text:style-name="T14">Derived properties can be used just like a normal property in most cases. They can be used in </text:span><text:a xlink:type="simple" xlink:href="#6.Queries|outline"><text:span text:style-name="T14">queries</text:span></text:a><text:span text:style-name="T14">, </text:span><text:a xlink:type="simple" xlink:href="#8.Indexing|outline"><text:span text:style-name="T14">indexes</text:span></text:a><text:span text:style-name="T14">, </text:span><text:a xlink:type="simple" xlink:href="#4.1.2.AlternateKeys|outline"><text:span text:style-name="T14">alternate keys</text:span></text:a><text:span text:style-name="T14">, and they can also be used to define a </text:span><text:a xlink:type="simple" xlink:href="#4.1.4.Version|outline"><text:span text:style-name="T14">version</text:span></text:a><text:span text:style-name="T14"> property.</text:span></text:p>
      <text:p text:style-name="Standard"/>
      <text:p text:style-name="P23"><text:s text:c="4"/>@Indexes(@Index("uppercaseName"))</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P7">Note: For repositories which depend on an external schema, Storable indexes are not likely to be defined, and queries against derived properties are implemented via client-side filtering or sorting.</text:p>
      <text:p text:style-name="P6"/>
      <text:p text:style-name="P7"><text:span text:style-name="T14">If the derived property depends on </text:span><text:a xlink:type="simple" xlink:href="#7.Joins|outline"><text:span text:style-name="T14">join</text:span></text:a><text:span text:style-name="T14"> properties and is also used in an index or alternate key, dependencies must be listed in order for the index to be properly updated. This is covered in more detail in the </text:span><text:a xlink:type="simple" xlink:href="#8.4.Indexing derived properties|outline"><text:span text:style-name="T14">indexing section</text:span></text:a><text:span text:style-name="T14">.</text:span></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6">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Operation</text:p>
          </table:table-cell>
          <table:table-cell table:style-name="Table1.A1" office:value-type="string">
            <text:p text:style-name="P5"><text:span text:style-name="T6">Try</text:span> <text:span text:style-name="T6">variant</text:span></text:p>
          </table:table-cell>
          <table:table-cell table:style-name="Table1.C1" office:value-type="string">
            <text:p text:style-name="P4">Try variant failure (false)</text:p>
          </table:table-cell>
        </table:table-row>
        <table:table-row table:style-name="Table1.1">
          <table:table-cell table:style-name="Table1.A2" office:value-type="string">
            <text:p text:style-name="P10">void insert()</text:p>
          </table:table-cell>
          <table:table-cell table:style-name="Table1.A2" office:value-type="string">
            <text:p text:style-name="P10">boolean tryInsert()</text:p>
          </table:table-cell>
          <table:table-cell table:style-name="Table1.C2" office:value-type="string">
            <text:p text:style-name="P5">Insert failed because a record with matching primary key exists</text:p>
          </table:table-cell>
        </table:table-row>
        <table:table-row table:style-name="Table1.1">
          <table:table-cell table:style-name="Table1.A2" office:value-type="string">
            <text:p text:style-name="P10">void load()</text:p>
          </table:table-cell>
          <table:table-cell table:style-name="Table1.A2" office:value-type="string">
            <text:p text:style-name="P10">boolean tryLoad()</text:p>
          </table:table-cell>
          <table:table-cell table:style-name="Table1.C2" office:value-type="string">
            <text:p text:style-name="P5">Load failed because no matching record was found</text:p>
          </table:table-cell>
        </table:table-row>
        <table:table-row table:style-name="Table1.1">
          <table:table-cell table:style-name="Table1.A2" office:value-type="string">
            <text:p text:style-name="P10">void update()</text:p>
          </table:table-cell>
          <table:table-cell table:style-name="Table1.A2" office:value-type="string">
            <text:p text:style-name="P10">boolean tryUpdate()</text:p>
          </table:table-cell>
          <table:table-cell table:style-name="Table1.C2" office:value-type="string">
            <text:p text:style-name="P5">Update failed because no matching record was found</text:p>
          </table:table-cell>
        </table:table-row>
        <table:table-row table:style-name="Table1.1">
          <table:table-cell table:style-name="Table1.A2" office:value-type="string">
            <text:p text:style-name="P10">void delete()</text:p>
          </table:table-cell>
          <table:table-cell table:style-name="Table1.A2" office:value-type="string">
            <text:p text:style-name="P10">boolean tryDelete()</text:p>
          </table:table-cell>
          <table:table-cell table:style-name="Table1.C2" office:value-type="string">
            <text:p text:style-name="P5">Delete failed because record is already deleted</text:p>
          </table:table-cell>
        </table:table-row>
      </table:table>
      <text:p text:style-name="Standard"><text:s/></text:p>
      <text:h text:style-name="Heading_20_2" text:outline-level="2"><text:soft-page-break/>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6">insert()</text:span>;</text:p>
      <text:h text:style-name="Heading_20_2" text:outline-level="2">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6">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6">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2" text:outline-level="2"><text:soft-page-break/>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6">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2" text:outline-level="2">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6">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9"/>= OrFilter</text:p>
      <text:p text:style-name="CodeBlock">OrFilter <text:s text:c="7"/>= AndFilter { "|" AndFilter }</text:p>
      <text:p text:style-name="CodeBlock">AndFilter <text:s text:c="6"/>= NotFilter { "&amp;" NotFilter }</text:p>
      <text:p text:style-name="CodeBlock">NotFilter <text:s text:c="6"/>= [ "!" ] EntityFilter</text:p>
      <text:p text:style-name="CodeBlock">EntityFilter <text:s text:c="3"/>= PropertyFilter</text:p>
      <text:p text:style-name="CodeBlock"><text:s text:c="16"/>= ChainedFilter</text:p>
      <text:p text:style-name="CodeBlock"><text:s text:c="16"/>| "(" Filter ")"</text:p>
      <text:p text:style-name="CodeBlock">PropertyFilter <text:s/>= ChainedProperty RelOp "?"</text:p>
      <text:p text:style-name="CodeBlock">RelOp <text:s text:c="10"/>= "=" | "!=" | "&lt;" | "&gt;=" | "&gt;" | "&lt;="</text:p>
      <text:p text:style-name="CodeBlock">ChainedFilter <text:s text:c="2"/>= ChainedProperty "(" [ Filter ] ")"</text:p>
      <text:p text:style-name="CodeBlock">ChainedProperty = Identifier</text:p>
      <text:p text:style-name="CodeBlock"><text:s text:c="16"/>| InnerJoin "." ChainedProperty</text:p>
      <text:p text:style-name="CodeBlock"><text:s text:c="16"/>| OuterJoin "." ChainedProperty</text:p>
      <text:p text:style-name="CodeBlock">InnerJoin <text:s text:c="6"/>= Identifier</text:p>
      <text:p text:style-name="CodeBlock">OuterJoin <text:s text:c="6"/>= "(" Identifier ")"</text:p>
      <text:p text:style-name="Standard"/>
      <text:p text:style-name="Standard">Identifiers always refer to Java bean properties, as defined in the Storable. It should be noted that in filter expressions:</text:p>
      <text:list text:style-name="WW8Num19">
        <text:list-item>
          <text:p text:style-name="P35"><text:soft-page-break/>Literals are not allowed</text:p>
        </text:list-item>
        <text:list-item>
          <text:p text:style-name="P36">Logical ‘and’ operator has precedence over ‘or’</text:p>
        </text:list-item>
        <text:list-item>
          <text:p text:style-name="P36">Logical ‘not’ operator has precedence over ‘and’</text:p>
        </text:list-item>
        <text:list-item>
          <text:p text:style-name="P37">Properties cannot be compared against each other</text:p>
        </text:list-item>
        <text:list-item>
          <text:p text:style-name="P38">‘?’ placeholders can only appear to the right of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6">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6">with</text:span>("Jones")</text:p>
      <text:p text:style-name="CodeBlock"><text:s text:c="8"/>.<text:span text:style-name="T6">with</text:span>("I")</text:p>
      <text:p text:style-name="CodeBlock"><text:s text:c="8"/>.<text:span text:style-name="T6">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6">Cursor</text:span>&lt;UserInfo&gt; cursor = query.<text:span text:style-name="T6">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oft-page-brea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6">orderBy</text:span>("firstName", "-favoriteColor");</text:p>
      <text:p text:style-name="Standard"/>
      <text:h text:style-name="Heading_20_2" text:outline-level="2">Offsets and limits</text:h>
      <text:p text:style-name="Standard">A query specifies all matching results, and the fetch method attempts to retrieve all of them. If only a numerical range of results is desired, this can be achieved by skipping cursor results or closing it after a certain number have been fetched. This technique is not always very efficient, and it can also lead to poor performing query plans.</text:p>
      <text:p text:style-name="Standard"/>
      <text:p text:style-name="Standard">The Query.fetchSlice method allows the range to be specified explicitly, which in turn alters the query execution. If SQL is generated, it adds appropriate offset and limit information such that only the correct amount of results is streamed from the database. Repositories may also use this information to generate a better query plan.</text:p>
      <text:p text:style-name="Standard"/>
      <text:p text:style-name="Standard"><text:soft-page-break/>Since repositories are not required to fetch a slice in any deterministic order, repeat executions may produce a different slice. To prevent this, only fetch slices from queries which have been given a total ordering. This ensures that the slice results are the consistent, assuming the underlying records have not been modified.</text:p>
      <text:p text:style-name="Standard"/>
      <text:p text:style-name="CodeBlock"><text:s text:c="4"/>Storage&lt;UserInfo&gt; storage = ...</text:p>
      <text:p text:style-name="CodeBlock"/>
      <text:p text:style-name="CodeBlock"><text:s text:c="4"/>// Define a query with total ordering via primary key</text:p>
      <text:p text:style-name="CodeBlock"><text:s text:c="4"/>Query&lt;UserInfo&gt; query = storage</text:p>
      <text:p text:style-name="CodeBlock"><text:s text:c="8"/>.query("lastName = ?")</text:p>
      <text:p text:style-name="CodeBlock"><text:s text:c="8"/>.with("Jones")</text:p>
      <text:p text:style-name="CodeBlock"><text:s text:c="7"/><text:span text:style-name="T12"><text:s/>.orderBy("userID");</text:span></text:p>
      <text:p text:style-name="P21"/>
      <text:p text:style-name="P21"><text:s text:c="4"/>// Fetch a slice of matching records</text:p>
      <text:p text:style-name="P21"><text:s text:c="4"/>long from = (pageNumber - 1) * pageSize;</text:p>
      <text:p text:style-name="P21"><text:s text:c="4"/>long to = from + pageSize;</text:p>
      <text:p text:style-name="CodeBlock"><text:span text:style-name="T12"><text:s text:c="4"/>Cursor&lt;UserInfo&gt; page = query.</text:span><text:span text:style-name="T7">fetchSlice</text:span><text:span text:style-name="T12">(from, to);</text:span></text:p>
      <text:p text:style-name="Text_20_body"/>
      <text:p text:style-name="Standard">The first argument to fetchSlice is a zero-based “from” record number, which always must be specified and is inclusive. If zero, it is effectively ignored. The second argument is an optional zero-based “to” record number, which is exclusive. If null, the slice has no upper bound.</text:p>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text:soft-page-break/>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p text:style-name="Standard"/>
      <text:p text:style-name="Standard">If you wish to know if a query matches any results without requiring a full count, call the exists method:</text:p>
      <text:p text:style-name="Standard"/>
      <text:p text:style-name="CodeBlock"><text:s text:c="4"/>boolean exists = query.exists();</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it is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p text:style-name="Standard"/>
      <text:p text:style-name="Standard">If the query has no filter, calling deleteAll will delete all Storables in the Storage. An <text:s/>alternative is to call the Storage's truncate method instead, which may execute much faster. Transactional semantics are not guaranteed, however.</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oft-page-break/><text:s text:c="4"/>Storage&lt;UserInfo&gt; storage = ...</text:p>
      <text:p text:style-name="CodeBlock"><text:s text:c="4"/>Query&lt;UserInfo&gt; query = storage.query("lastName = ?).with("Jones");</text:p>
      <text:p text:style-name="CodeBlock"><text:s text:c="4"/>query = query.<text:span text:style-name="T6">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6">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oft-page-brea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6">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text:a xlink:type="simple" xlink:href="#17.Appendix: Query Execution Plan|outline">appendix</text:a>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abstract long getHomeAddressID();</text:p>
      <text:p text:style-name="CodeBlock"><text:s text:c="4"/>public abstract void setHomeAddressID(long id);</text:p>
      <text:p text:style-name="CodeBlock"/>
      <text:p text:style-name="CodeBlock"><text:s text:c="4"/>// Join based on property names.</text:p>
      <text:p text:style-name="CodeBlock"><text:s text:c="4"/><text:span text:style-name="T6">@Join</text:span>(internal="homeAddressID", external="addressID")</text:p>
      <text:p text:style-name="CodeBlock"><text:s text:c="4"/>public abstract <text:span text:style-name="T6">Address</text:span> getHomeAddress() throws FetchException;</text:p>
      <text:p text:style-name="CodeBlock"><text:s text:c="4"/>public abstract void setHomeAddress(<text:span text:style-name="T6">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text:soft-page-break/>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text:s text:c="4"/>public abstract void setMedia(Media media);</text:p>
      <text:p text:style-name="CodeBlock"/>
      <text:p text:style-name="CodeBlock"><text:s text:c="4"/>...</text:p>
      <text:p text:style-name="CodeBlock">}</text:p>
      <text:p text:style-name="Standard"/>
      <text:p text:style-name="Standard">When accessing a many-to-one join property which does not exist, null is returned.<text:note text:id="ftn0" text:note-class="footnote"><text:note-citation>5</text:note-citation><text:note-body><text:p text:style-name="Footnote"><text:s/>Versions of Carbonado prior to 1.2 would throw a FetchNoneException for non-nullable many-to-one joins. This change in behavior was made to facilitate outer join queries.</text:p></text:note-body></text:note></text:p>
      <text:p text:style-name="Standard"/>
      <text:p text:style-name="Standard">Join property values are cached locally in the enclosing Storable. This feature is intended to improve the performance of queries that filter on a joined property. If the join result is null, it is cached only for Nullable joins.</text:p>
      <text:p text:style-name="Standard"/>
      <text:p text:style-name="Standard">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oft-page-brea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39">load or tryLoad</text:p>
        </text:list-item>
        <text:list-item>
          <text:p text:style-name="P39">insert or tryInsert</text:p>
        </text:list-item>
        <text:list-item>
          <text:p text:style-name="P39">update or tryUpdate</text:p>
        </text:list-item>
        <text:list-item>
          <text:p text:style-name="P39">delete or tryDelete</text:p>
        </text:list-item>
        <text:list-item>
          <text:p text:style-name="P39">markPropertiesClean</text:p>
        </text:list-item>
        <text:list-item>
          <text:p text:style-name="P39">markPropertiesDirty</text:p>
        </text:list-item>
      </text:list>
      <text:p text:style-name="Standard"/>
      <text:p text:style-name="Standard">Many-to-one joins usually require a set method, just like regular properties. Calling it does two things. If the value is not null,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p text:style-name="Standard"/>
      <text:p text:style-name="Standard">Unless defined as Nullable, passing null to a join property set method causes an IllegalArgumentException to be thrown. Passing null into a Nullable join property causes it to cache the null, but it does <text:span text:style-name="T4">not</text:span><text:span text:style-name="T14"> change any of the internal property values.</text:span></text:p>
      <text:p text:style-name="Standard"><text:span text:style-name="T14"/></text:p>
      <text:p text:style-name="Standard"><text:span text:style-name="T14">Internal properties of a join can be “narrower” than their matching external properties, but only for primitive numerical types. For example, an internal property defined as an int can match an external long property.</text:span></text:p>
      <text:p text:style-name="Standard"><text:span text:style-name="T14"/></text:p>
      <text:p text:style-name="Standard"><text:span text:style-name="T14">As was mentioned earlier, many-to-one join properties usually require a set method. They are not allowed if the internal and external types don't quite match.</text:span><text:span text:style-name="T14"><text:note text:id="ftn8" text:note-class="footnote"><text:note-citation>6</text:note-citation><text:note-body><text:p text:style-name="Footnote"><text:s/>This behavior might change in a future version, in which case any possible conversion error is detected at runtime.</text:p></text:note-body></text:note></text:span><text:span text:style-name="T14"> For example, if an internal property cannot be null, but its matching external property can be, then the set method is not allowed. A MalformedTypeException will be thrown instead. Similarly, the set method is not allowed if any internal property is narrower.</text:span></text:p>
      <text:h text:style-name="Heading_20_2" text:outline-level="2">One-to-one joins</text:h>
      <text:p text:style-name="Standard">One-to-one joins are defined the same as for many-to-one joins, except both the internal and external properties refer to complete primary keys.</text:p>
      <text:p text:style-name="Standard"><text:soft-page-break/></text:p>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6">@Join</text:span>(internal="userID", external="userID")</text:p>
      <text:p text:style-name="CodeBlock"><text:s text:c="4"/>@Nullable</text:p>
      <text:p text:style-name="CodeBlock"><text:s text:c="4"/>public abstract<text:span text:style-name="T12"> </text:span><text:span text:style-name="T7">PrivilegedUser</text:span><text:span text:style-name="T12"> getAdminInfo() throws FetchException;</text:span></text:p>
      <text:p text:style-name="P21"><text:s text:c="4"/>public abstract void setAdminInfo(<text:span text:style-name="T7">PrivilegedUser</text:span> pu);</text:p>
      <text:p text:style-name="CodeBlock">}</text:p>
      <text:p text:style-name="Standard"/>
      <text:p text:style-name="Standard">In this case, the join has also been annotated as Nullable, since not all users will have a matching record. As was for many-to-one joins, this only affects caching behavior. If the adminInfo is null, it will still be cached in the local UserInfo instance.</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6">@Join</text:span>(internal="addressID", external="homeAddressID")</text:p>
      <text:p text:style-name="CodeBlock"><text:s text:c="4"/><text:span text:style-name="T6">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text:soft-page-break/>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6">@Join</text:span></text:p>
      <text:p text:style-name="CodeBlock"><text:span text:style-name="T6"><text:s text:c="4"/></text:span>@Nullable</text:p>
      <text:p text:style-name="CodeBlock"><text:s text:c="4"/>public abstract <text:span text:style-name="T6">PrivilegedUser</text:span> getAdminInfo() throws FetchException;</text:p>
      <text:p text:style-name="CodeBlock"><text:s text:c="4"/><text:span text:style-name="T12">public abstract void setAdminInfo(</text:span><text:span text:style-name="T7">PrivilegedUser</text:span><text:span text:style-name="T12"> pu);</text:spa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text:soft-page-brea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6">getUserID</text:span>();</text:p>
      <text:p text:style-name="CodeBlock"><text:s text:c="4"/>void <text:span text:style-name="T6">setUserID</text:span>(long id);</text:p>
      <text:p text:style-name="CodeBlock"/>
      <text:p text:style-name="CodeBlock"><text:s text:c="4"/><text:span text:style-name="T6">@Join</text:span></text:p>
      <text:p text:style-name="CodeBlock"><text:s text:c="4"/><text:span text:style-name="T6">UserInfo</text:span> getUser() throws FetchException;</text:p>
      <text:p text:style-name="CodeBlock"><text:s text:c="4"/>void setUser(<text:span text:style-name="T7">UserInfo</text:span> info);</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6">getUserID</text:span>();</text:p>
      <text:p text:style-name="CodeBlock"><text:s text:c="4"/>public abstract void <text:span text:style-name="T6">setUserID</text:span>(long id);</text:p>
      <text:p text:style-name="CodeBlock"/>
      <text:p text:style-name="CodeBlock"><text:s text:c="4"/>/** Return all Shipments */</text:p>
      <text:p text:style-name="CodeBlock"><text:s text:c="4"/><text:span text:style-name="T6">@Join</text:span></text:p>
      <text:p text:style-name="CodeBlock"><text:s text:c="4"/>public abstract <text:span text:style-name="T6">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one-to-one and one-to-many join properties can be included in Query filters, by specifying properties of the joined Storable. This example queries against a many-to-one join:</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6">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text:soft-page-brea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s text:c="4"/>void setCountry(Country country);</text:p>
      <text:p text:style-name="CodeBlock"/>
      <text:p text:style-name="CodeBlock"><text:s text:c="4"/>Query&lt;Join&gt;</text:p>
      <text:p text:style-name="CodeBlock"><text:s text:c="4"/>UserInfo getUsers()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String name);</text:p>
      <text:p text:style-name="CodeBlock"/>
      <text:p text:style-name="CodeBlock"><text:s text:c="4"/>String getLanguage();</text:p>
      <text:p text:style-name="CodeBlock"><text:s text:c="4"/>void setLanguage(String language);</text:p>
      <text:p text:style-name="CodeBlock"/>
      <text:p text:style-name="CodeBlock"><text:s text:c="4"/>@Join</text:p>
      <text:p text:style-name="CodeBlock"><text:s text:c="4"/>Query&lt;Address&gt; getAddresses() throws FetchException;</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6">homeAddress.country.name</text:span> = ?");</text:p>
      <text:p text:style-name="CodeBlock"/>
      <text:p text:style-name="CodeBlock"><text:s text:c="4"/>Cursor&lt;UserInfo&gt; cursor = query.with("USA").fetch();</text:p>
      <text:p text:style-name="CodeBlock"><text:s text:c="4"/>...</text:p>
      <text:h text:style-name="Heading_20_3" text:outline-level="3">Sub filters</text:h>
      <text:p text:style-name="Standard">Join queries with sub filters support one-to-many joins, and they also offer a convenient shorthand for specifying multiple many-to-one join properties. Consider this example query, which is written in the long form:</text:p>
      <text:p text:style-name="Standard"/>
      <text:p text:style-name="CodeBlock"><text:s text:c="4"/>Query&lt;UserInfo&gt; query = storage.query</text:p>
      <text:p text:style-name="CodeBlock"><text:s text:c="7"/><text:span text:style-name="T12"><text:s/>("homeAddress.country.name = ? | homeAddress.country.language = ?");</text:span></text:p>
      <text:p text:style-name="Standard"/>
      <text:p text:style-name="Standard">Several shorthand equivalent queries are possible, and each is <text:span text:style-name="T12">automatically converted to the original long form. The sub filter expression is bounded by parenthesis and is scoped to the join property specified immediately before it.</text:span></text:p>
      <text:p text:style-name="Standard"/>
      <text:p text:style-name="CodeBlock"><text:soft-page-break/><text:s text:c="4"/>query = storage.query</text:p>
      <text:p text:style-name="CodeBlock"><text:s text:c="8"/>(<text:span text:style-name="T12">"homeAddress.country(name = ? | language = ?)");</text:span></text:p>
      <text:p text:style-name="P21"/>
      <text:p text:style-name="CodeBlock"><text:s text:c="4"/>query = storage.query</text:p>
      <text:p text:style-name="P21"><text:s text:c="8"/>("homeAddress(country.name = ? | country.language = ?)");</text:p>
      <text:p text:style-name="P21"/>
      <text:p text:style-name="CodeBlock"><text:s text:c="4"/>query = storage.query</text:p>
      <text:p text:style-name="P21"><text:s text:c="8"/>("homeAddress(country(name = ? | language = ?))");</text:p>
      <text:p text:style-name="P8"/>
      <text:p text:style-name="P8">The above shorthand form applies to queries against many-to-one joins. The same syntax also supports queries against one-to-many joins. The SQL equivalent would be specified via a “where exists” or “where in” clause. For example, to find all countries which have registered users of a given name:</text:p>
      <text:p text:style-name="P8"/>
      <text:p text:style-name="P21"><text:s text:c="4"/>Query&lt;Country&gt; query = storage.query("addresses(users(lastName = ?))");</text:p>
      <text:p text:style-name="P8"/>
      <text:p text:style-name="P8">The first term in the above query filter is “addresses”, which refers to the one-to-many join of Country. In the first sub filter scope, “users” refers to the one-to-many join of Address. The property filter expression “lastName = ?” is scoped to the UserInfo object.</text:p>
      <text:p text:style-name="P8"/>
      <text:p text:style-name="P8">Queries against one-to-many join properties need not specify any property filters at all. For example, to find all countries which have any registered users at all:</text:p>
      <text:p text:style-name="P8"/>
      <text:p text:style-name="P21"><text:s text:c="4"/>Query&lt;Country&gt; query = storage.query("addresses(users())");</text:p>
      <text:p text:style-name="P8"/>
      <text:p text:style-name="P8">The above syntax which has an empty sub filter does not work many-to-one or one-to-one joins. A MalformedFilterException will be thrown instead.</text:p>
      <text:h text:style-name="Heading_20_3" text:outline-level="3">Outer joins</text:h>
      <text:p text:style-name="Standard">Queries against join properties require that joined Storables actually exist. In SQL terminology, this is called an <text:span text:style-name="T4">inner join.</text:span><text:span text:style-name="T14"> An </text:span><text:span text:style-name="T4">outer join</text:span><text:span text:style-name="T14"> does not have the existence requirement. To specify an outer join, place parenthesis around the join property:</text:span></text:p>
      <text:p text:style-name="P6"/>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7">(homeAddress).postalCode</text:span> = ?");</text:p>
      <text:p text:style-name="CodeBlock"/>
      <text:p text:style-name="CodeBlock"><text:s text:c="4"/>Cursor&lt;UserInfo&gt; cursor = query.with("12345").fetch();</text:p>
      <text:p text:style-name="P23"><text:s text:c="4"/>...</text:p>
      <text:p text:style-name="Standard"/>
      <text:p text:style-name="Standard">The above query returns UserInfo objects which have a matching postal code for their home address, and it also returns UserInfo objects that have no home address at all. The join property can have a mix of inner and outer joins, as shown in this example:</text:p>
      <text:p text:style-name="Standard"/>
      <text:p text:style-name="CodeBlock"><text:s text:c="4"/>Query&lt;UserInfo&gt; q1 = storage.query("<text:span text:style-name="T7">(homeAddress).country.name</text:span> = ?");</text:p>
      <text:p text:style-name="CodeBlock"><text:s text:c="4"/>Query&lt;UserInfo&gt; q2 = storage.query("<text:span text:style-name="T6">homeAddress.(country).name</text:span> = ?");</text:p>
      <text:p text:style-name="CodeBlock"><text:s text:c="4"/>Query&lt;UserInfo&gt; q3 = storage.query("<text:span text:style-name="T7">(homeAddress).(country).name</text:span> = ?");</text:p>
      <text:p text:style-name="Standard"/>
      <text:p text:style-name="Standard"><text:soft-page-break/>It is illegal to place parenthesis around the last property in a chain, since it always refers to a simple property instead of a join property. A MalformedFilterException will be thrown instead.</text:p>
      <text:p text:style-name="P8"/>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 separate <text:s/>index.</text:p>
      <text:p text:style-name="Standard"/>
      <text:p text:style-name="CodeBlock">@PrimaryKey("userID")</text:p>
      <text:p text:style-name="CodeBlock"><text:span text:style-name="T6">@Indexes</text:span>({</text:p>
      <text:p text:style-name="CodeBlock"><text:s text:c="4"/><text:span text:style-name="T6">@Index</text:span>("firstName"),</text:p>
      <text:p text:style-name="CodeBlock"><text:s text:c="4"/><text:span text:style-name="T6">@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6">@Index</text:span>("-lastModified"),</text:p>
      <text:p text:style-name="CodeBlock"><text:s text:c="4"/><text:span text:style-name="T6">@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text:soft-page-break/>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7</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2" text:outline-level="2"><text:soft-page-break/>Indexing derived properties</text:h>
      <text:p text:style-name="Standard"><text:a xlink:type="simple" xlink:href="#4.4.Derived properties|outline">Derived</text:a> properties may be indexed just like any other property. This allows for <text:span text:style-name="T4">function based indexes,</text:span><text:span text:style-name="T14"> which may be used for advanced queries. The example provided in the derived properties section shows how to use a derived property index for case-insensitive searches, which is repeated here:</text:span></text:p>
      <text:p text:style-name="Standard"/>
      <text:p text:style-name="CodeBlock"><text:span text:style-name="T14"><text:s text:c="4"/></text:span><text:span text:style-name="T15">@Indexes(@Index("uppercaseName"))</text:span></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Standard">Here's another example where a derived property index may be used for supporting efficient searches against a date time field:</text:p>
      <text:p text:style-name="Standard"/>
      <text:p text:style-name="CodeBlock"><text:span text:style-name="T14"><text:s text:c="4"/></text:span><text:span text:style-name="T15">@Indexes(@Index("auditHour"))</text:span></text:p>
      <text:p text:style-name="CodeBlock"><text:s text:c="4"/>public abstract class AuditLog implements Storable&lt;AuditLog&gt; {</text:p>
      <text:p text:style-name="CodeBlock"><text:s text:c="8"/>...</text:p>
      <text:p text:style-name="CodeBlock"/>
      <text:p text:style-name="CodeBlock"><text:s text:c="8"/>public abstract DateTime getTimestamp();</text:p>
      <text:p text:style-name="CodeBlock"><text:s text:c="8"/>public abstract void setTimestamp(DateTime dt);</text:p>
      <text:p text:style-name="CodeBlock"/>
      <text:p text:style-name="CodeBlock"><text:s text:c="8"/>/**</text:p>
      <text:p text:style-name="CodeBlock"><text:s text:c="9"/>* Derive the hour from the timestamp.</text:p>
      <text:p text:style-name="CodeBlock"><text:s text:c="9"/>*/</text:p>
      <text:p text:style-name="CodeBlock"><text:s text:c="8"/><text:span text:style-name="T5">@Derived</text:span></text:p>
      <text:p text:style-name="CodeBlock"><text:s text:c="8"/>public String getAuditHour() {</text:p>
      <text:p text:style-name="CodeBlock"><text:s text:c="12"/>return getTimestamp().getHourOfDay();</text:p>
      <text:p text:style-name="CodeBlock"><text:s text:c="8"/>}</text:p>
      <text:p text:style-name="CodeBlock"/>
      <text:p text:style-name="CodeBlock"><text:s text:c="8"/>...</text:p>
      <text:p text:style-name="CodeBlock"><text:s text:c="4"/>}</text:p>
      <text:p text:style-name="Standard"/>
      <text:p text:style-name="CodeBlock"><text:s text:c="4"/>// Query for audit logs recorded at 3AM</text:p>
      <text:p text:style-name="CodeBlock"><text:s text:c="4"/>Query&lt;AuditLog&gt; query = storage.query("auditHour = ?").with(3);</text:p>
      <text:p text:style-name="Standard"/>
      <text:p text:style-name="Standard">Properties derived from joins can also be indexed, which provides a powerful form of <text:span text:style-name="T4">denormalization</text:span>. The performance of join queries can be greatly improved using this technique.</text:p>
      <text:p text:style-name="Standard"/>
      <text:p text:style-name="Standard">Consider a query which includes a joined property:</text:p>
      <text:p text:style-name="Standard"/>
      <text:p text:style-name="CodeBlock"><text:soft-page-break/><text:s text:c="4"/>Query&lt;UserInfo&gt; query = users</text:p>
      <text:p text:style-name="CodeBlock"><text:s text:c="8"/>.query("lastName = ? &amp; homeAddress.country.language = ?")</text:p>
      <text:p text:style-name="CodeBlock"><text:s text:c="8"/>.with("Jones").with("English");</text:p>
      <text:p text:style-name="Standard"/>
      <text:p text:style-name="Standard">Assuming an index exists for “lastName”, a possible <text:a xlink:type="simple" xlink:href="#17.Appendix: Query Execution Plan|outline">query plan</text:a> might be:</text:p>
      <text:p text:style-name="Standard"/>
      <text:p text:style-name="CodeBlock">filter: homeAddress.country.language = English</text:p>
      <text:p text:style-name="CodeBlock"><text:s text:c="2"/>index scan: <text:span text:style-name="T11">org.myorg.myapp.stored</text:span>.UserInfo</text:p>
      <text:p text:style-name="CodeBlock"><text:s text:c="2"/>...index: {properties=[+lastName, ~userID], unique=true}</text:p>
      <text:p text:style-name="CodeBlock"><text:s text:c="2"/>...identity filter: lastName = Jones</text:p>
      <text:p text:style-name="Standard"/>
      <text:p text:style-name="Standard">What the plan shows is that the index is finding all the users with a given last name, but it must follow two joins to filter by the country's language. If this is too expensive, a better index would include the language in the UserInfo object. This is possible using a derived property:</text:p>
      <text:p text:style-name="Standard"/>
      <text:p text:style-name="CodeBlock">@Indexes({</text:p>
      <text:p text:style-name="CodeBlock"><text:s text:c="4"/><text:span text:style-name="T7">@Index({"lastName", "homeLanguage"})</text:span></text:p>
      <text:p text:style-name="CodeBlock">})</text:p>
      <text:p text:style-name="CodeBlock">public abstract class UserInfo implements Storable {</text:p>
      <text:p text:style-name="CodeBlock"><text:s text:c="4"/>...</text:p>
      <text:p text:style-name="CodeBlock"/>
      <text:p text:style-name="CodeBlock"><text:s text:c="4"/><text:span text:style-name="T7">@Derived(from="homeAddress.country.language")</text:span></text:p>
      <text:p text:style-name="CodeBlock"><text:s text:c="4"/>public String getHomeLanguage() throws FetchException {</text:p>
      <text:p text:style-name="CodeBlock"><text:s text:c="8"/>return getHomeAddress().getCountry().getLanguage();</text:p>
      <text:p text:style-name="CodeBlock"><text:s text:c="4"/>}</text:p>
      <text:p text:style-name="CodeBlock">}</text:p>
      <text:p text:style-name="Standard"/>
      <text:p text:style-name="Standard">Notice that the derived property declares a “from” dependency. This is required in order for the index to <text:s/>monitor changes in all dependencies and make updates. If the dependencies are not correct, the index will be inconsistent.</text:p>
      <text:p text:style-name="Standard"/>
      <text:p text:style-name="Standard">The index against the derived property also requires that all joins be doubly joined. If not, a <text:s/>MalformedTypeException is thrown:</text:p>
      <text:p text:style-name="Standard"/>
      <text:p text:style-name="CodeBlock">com.amazon.carbonado.MalformedTypeException: <text:span text:style-name="T11">org.myorg.myapp.stored</text:span>.UserInfo: Derived-from property is a join, but it is not doubly joined:</text:p>
      <text:p text:style-name="CodeBlock">"homeLanguage" is derived from "homeAddress". Consider defining a join property in interface <text:span text:style-name="T11">org.myorg.myapp.stored</text:span>.Address as: @Join(internal="addressID", external="homeAddressID")</text:p>
      <text:p text:style-name="CodeBlock">Query&lt;<text:span text:style-name="T11">org.myorg.myapp.stored</text:span>.UserInfo&gt; getXxx() throws FetchException</text:p>
      <text:p text:style-name="Standard"/>
      <text:p text:style-name="Standard">Following the error message's advice, the following one-to-many join is added:</text:p>
      <text:p text:style-name="Standard"/>
      <text:p text:style-name="CodeBlock">public interface Address extends Storable {</text:p>
      <text:p text:style-name="CodeBlock"><text:s text:c="4"/>...</text:p>
      <text:p text:style-name="CodeBlock"/>
      <text:p text:style-name="CodeBlock"><text:s text:c="4"/>@Join(internal="addressID", external="homeAddressID")</text:p>
      <text:p text:style-name="CodeBlock"><text:s text:c="4"/>Query&lt;UserInfo&gt; getHomeUser() throws FetchException;</text:p>
      <text:p text:style-name="CodeBlock">}</text:p>
      <text:p text:style-name="Standard"/>
      <text:p text:style-name="Standard">For the same reason, this join is also required:</text:p>
      <text:p text:style-name="Standard"><text:soft-page-break/></text:p>
      <text:p text:style-name="CodeBlock">public interface Country extends Storable {</text:p>
      <text:p text:style-name="CodeBlock"><text:s text:c="4"/>...</text:p>
      <text:p text:style-name="CodeBlock"/>
      <text:p text:style-name="CodeBlock"><text:s text:c="4"/>// Natural join to addresses</text:p>
      <text:p text:style-name="CodeBlock"><text:s text:c="4"/>@Join</text:p>
      <text:p text:style-name="CodeBlock"><text:s text:c="4"/>Query&lt;Address&gt; getAddresses() throws FetchException;</text:p>
      <text:p text:style-name="CodeBlock">}</text:p>
      <text:p text:style-name="Standard"/>
      <text:p text:style-name="Standard">The reason the double join requirement exists is because class loading order of Storables is not guaranteed. In turn, this causes the Storable dependency graph to be inconsistently defined. The double join ensures that any Storable can discover all of its dependents and dependencies.</text:p>
      <text:p text:style-name="Standard"/>
      <text:p text:style-name="Standard">Rewriting the query to use the derived property:</text:p>
      <text:p text:style-name="Standard"/>
      <text:p text:style-name="CodeBlock"><text:s text:c="4"/>Query&lt;UserInfo&gt; query = users</text:p>
      <text:p text:style-name="CodeBlock"><text:s text:c="8"/>.query("lastName = ? &amp; homeLanguage = ?")</text:p>
      <text:p text:style-name="CodeBlock"><text:s text:c="8"/>.with("Jones").with("English");</text:p>
      <text:p text:style-name="Standard"/>
      <text:p text:style-name="Standard">...yields an improved query plan of:</text:p>
      <text:p text:style-name="Standard"/>
      <text:p text:style-name="CodeBlock">index scan: <text:span text:style-name="T11">org.myorg.myapp.stored</text:span>.UserInfo</text:p>
      <text:p text:style-name="CodeBlock">...index: {properties=[+lastName, +homeLanguage, ~userID], unique=true}</text:p>
      <text:p text:style-name="CodeBlock">...identity filter: lastName = Jones &amp; homeLanguage = English</text:p>
      <text:p text:style-name="Standard"/>
      <text:p text:style-name="Standard">Indexes against derived properties which depend on joins do have a drawback. First, they may create additional indexes along the join path itself. A bigger drawback is the potential cost to updating a dependent property. In this example, updating the language for a single country will cause an index update for every user who lives in that country. This update will execute in a very large transaction which may exceed the limits of the underlying database. The only option might be to drop and recreate the index instead.</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6">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6">commit</text:span>();</text:p>
      <text:p text:style-name="CodeBlock"><text:s text:c="4"/>} finally {</text:p>
      <text:p text:style-name="CodeBlock"><text:s text:c="8"/>// Ensure transaction exits, rolling back if an exception</text:p>
      <text:p text:style-name="CodeBlock"><text:s text:c="8"/>txn.<text:span text:style-name="T6">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text:soft-page-break/>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8</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4">Isolation level</text:p>
          </table:table-cell>
          <table:table-cell table:style-name="Table2.B1" office:value-type="string">
            <text:p text:style-name="P4">Definition</text:p>
          </table:table-cell>
        </table:table-row>
        <table:table-row table:style-name="Table2.1">
          <table:table-cell table:style-name="Table2.A2" office:value-type="string">
            <text:p text:style-name="P5">READ_UNCOMMITTED</text:p>
            <text:p text:style-name="Standard">(degree 1)</text:p>
          </table:table-cell>
          <table:table-cell table:style-name="Table2.B2" office:value-type="string">
            <text:p text:style-name="P5">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5">READ_COMMITTED</text:p>
            <text:p text:style-name="Standard">(degree 2)</text:p>
          </table:table-cell>
          <table:table-cell table:style-name="Table2.B2" office:value-type="string">
            <text:p text:style-name="P5">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5">REPEATABLE_READ</text:p>
          </table:table-cell>
          <table:table-cell table:style-name="Table2.B2" office:value-type="string">
            <text:p text:style-name="P5">Indicates that dirty reads and non-repeatable reads are <text:soft-page-break/>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5">SNAPSHOT</text:p>
          </table:table-cell>
          <table:table-cell table:style-name="Table2.B2" office:value-type="string">
            <text:p text:style-name="P5">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5">SERIALIZABLE</text:p>
            <text:p text:style-name="Standard">(degree 3)</text:p>
          </table:table-cell>
          <table:table-cell table:style-name="Table2.B2" office:value-type="string">
            <text:p text:style-name="P5">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6">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text:soft-page-break/>Running transactions in update mode potentially reduces concurrency, and so it should be used carefully.</text:p>
      <text:h text:style-name="Heading_20_2" text:outline-level="2">Top-level transactions</text:h>
      <text:p text:style-name="Standard">Transactions are thread local, which is a convenient alternative to explicit passing of the transaction instance around. Under some circumstances it is desirable to begin a transaction in the current thread which is not nested to any existing transaction. The easiest way to do this is to create a <text:span text:style-name="T4">top-level</text:span><text:span text:style-name="T14"> transaction:</text:span></text:p>
      <text:p text:style-name="P6"/>
      <text:p text:style-name="CodeBlock"><text:s text:c="4"/>// Enter a top-level transaction with the default isolation level</text:p>
      <text:p text:style-name="CodeBlock"><text:s text:c="4"/>Transaction txn = repo.<text:span text:style-name="T6">enterTopTransaction</text:span>(null);</text:p>
      <text:p text:style-name="CodeBlock"><text:s text:c="4"/>try {</text:p>
      <text:p text:style-name="CodeBlock"><text:s text:c="8"/>...</text:p>
      <text:p text:style-name="CodeBlock"/>
      <text:p text:style-name="CodeBlock"><text:s text:c="8"/>txn.<text:span text:style-name="T12">commit();</text:span></text:p>
      <text:p text:style-name="CodeBlock"><text:s text:c="4"/>} finally {</text:p>
      <text:p text:style-name="CodeBlock"><text:s text:c="8"/>txn<text:span text:style-name="T12">.exit();</text:span></text:p>
      <text:p text:style-name="P23"><text:s text:c="4"/>}</text:p>
      <text:p text:style-name="P6"/>
      <text:p text:style-name="P40">This kind of transaction is useful when a commit must absolutely succeed, even if the current thread is already in a transaction scope. If there was an outer transaction, then an inner commit might still be rolled back by the outer transaction.</text:p>
      <text:p text:style-name="P40">Requesting top-level transactions can be deadlock prone if the current thread is already in a transaction scope. The top-level transaction may not be able to obtain locks held by the outer transaction.</text:p>
      <text:p text:style-name="P40">Any new transactions which are created in the scope of the top-level transaction will nest inside it, unless they are top-level transactions themselves. After exiting a top-level transaction, the thread local transaction reverts to what it was before the top-level transaction was created.</text:p>
      <text:p text:style-name="P40">With an ordinary nesting of transactions, exiting an outer transaction forces all inner transactions to exit first. If an inner transaction is top-level, it is not automatically exited. Top-level transactions must always be guarded by a proper try-finally statement to ensure proper exit.</text:p>
      <text:h text:style-name="P41" text:outline-level="2">Detaching transactions</text:h>
      <text:p text:style-name="P6">An entire transaction scope can be detached from the current thread and reattached to any other thread. This is an alternative to top-level transactions, but it may also be used with a remote access layer. A servlet container, for example, does not guarantee that the same thread is used for a session. If the session includes a transaction, it must be detached and reattached for each call.</text:p>
      <text:p text:style-name="P6"/>
      <text:p text:style-name="P6">Detaching a transaction causes all nested outer and inner transactions to be detached with it. Reattaching it causes all nested transactions to be attached as well. An IllegalStateException is thrown if when attempting to attach a transaction to a thread which already has a transaction, and it is also illegal to detach a transaction from a thread which is attached to a different thread.</text:p>
      <text:p text:style-name="P23"><text:soft-page-break/><text:s text:c="4"/>// Remote call which enters a transaction</text:p>
      <text:p text:style-name="P23"><text:s text:c="4"/>public String enterTransaction() {</text:p>
      <text:p text:style-name="P23"><text:s text:c="8"/>Transaction txn = repository.enterTransaction();</text:p>
      <text:p text:style-name="P23"><text:s text:c="8"/>String txnGuid = addToSession(txn);</text:p>
      <text:p text:style-name="CodeBlock"><text:span text:style-name="T14"><text:s text:c="8"/></text:span><text:span text:style-name="T15">txn.detach();</text:span></text:p>
      <text:p text:style-name="P45"><text:s text:c="8"/>return txnGuid;</text:p>
      <text:p text:style-name="P23"><text:s text:c="4"/>}</text:p>
      <text:p text:style-name="P6"/>
      <text:p text:style-name="P23"><text:s text:c="4"/>// Remote call which operates on a transaction</text:p>
      <text:p text:style-name="P23"><text:s text:c="4"/>public void updateData(String txnGuid, String data) {</text:p>
      <text:p text:style-name="P23"><text:s text:c="8"/>Transaction txn = (Transaction) retrieveFromSession(txnGuid);</text:p>
      <text:p text:style-name="CodeBlock"><text:span text:style-name="T14"><text:s text:c="8"/></text:span><text:span text:style-name="T15">txn.attach();</text:span></text:p>
      <text:p text:style-name="P45"><text:s text:c="8"/>try {</text:p>
      <text:p text:style-name="P23"><text:s text:c="12"/>// Perform updates</text:p>
      <text:p text:style-name="P23"><text:s text:c="12"/>...</text:p>
      <text:p text:style-name="P23"><text:s text:c="8"/>} finally {</text:p>
      <text:p text:style-name="CodeBlock"><text:span text:style-name="T14"><text:s text:c="12"/></text:span><text:span text:style-name="T15">txn.detach();</text:span></text:p>
      <text:p text:style-name="P45"><text:s text:c="8"/>}</text:p>
      <text:p text:style-name="P23"><text:s text:c="4"/>}</text:p>
      <text:p text:style-name="P6"/>
      <text:p text:style-name="P23"><text:s text:c="4"/>// Remote call which commits and exits transaction</text:p>
      <text:p text:style-name="P23"><text:s text:c="4"/>public void commitTransaction(String txnGuid) {</text:p>
      <text:p text:style-name="P23"><text:s text:c="8"/>Transaction txn = (Transaction) retrieveFromSession(txnGuid);</text:p>
      <text:p text:style-name="P23"><text:s text:c="8"/>txn.commit();</text:p>
      <text:p text:style-name="P23"><text:s text:c="8"/>txn.exit();</text:p>
      <text:p text:style-name="P23"><text:s text:c="4"/>}</text:p>
      <text:p text:style-name="P6"/>
      <text:p text:style-name="P6">The above example omits code which ensures that transactions are not lost if the remote session is severed. One solution would be to register transactions with a timer. After waiting a predetermined amount of time, the transaction would be automatically exited.</text:p>
      <text:p text:style-name="P6"/>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32">FetchException</text:p>
        </text:list-item>
        <text:list-item>
          <text:p text:style-name="P32">PersistException</text:p>
        </text:list-item>
        <text:list-item>
          <text:p text:style-name="P32">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1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oft-page-brea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1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33">cannot be a member of a primary or alternate key</text:p>
        </text:list-item>
        <text:list-item>
          <text:p text:style-name="P33">cannot be indexed</text:p>
        </text:list-item>
        <text:list-item>
          <text:p text:style-name="P33">cannot be used in joins</text:p>
        </text:list-item>
        <text:list-item>
          <text:p text:style-name="P33">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12"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soft-page-brea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6">Blob</text:span> getImageData();</text:p>
      <text:p text:style-name="CodeBlock"><text:s text:c="4"/>void setImageData(<text:span text:style-name="T6">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12"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text:soft-page-brea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12" text:outline-level="2"><text:s/>Trigger class</text:h>
      <text:p text:style-name="Standard">A trigger is invoked when a Storable is inserted, updated, deleted or loaded. In addition, it is called before and after a persist operation. If the persist operation fails, the trigger is notified of that as well. A total of ten conditions can be captured by a trigger, each of which has a corresponding method in the abstract Trigger class.</text:p>
      <text:p text:style-name="Standard"/>
      <text:list text:style-name="WW8Num14">
        <text:list-item>
          <text:p text:style-name="P34">Insert triggers</text:p>
          <text:list>
            <text:list-item>
              <text:p text:style-name="P34">beforeInsert</text:p>
            </text:list-item>
            <text:list-item>
              <text:p text:style-name="P34">afterInsert</text:p>
            </text:list-item>
            <text:list-item>
              <text:p text:style-name="P34">failedInsert</text:p>
            </text:list-item>
          </text:list>
        </text:list-item>
        <text:list-item>
          <text:p text:style-name="P34">Update triggers</text:p>
          <text:list>
            <text:list-item>
              <text:p text:style-name="P34">beforeUpdate</text:p>
            </text:list-item>
            <text:list-item>
              <text:p text:style-name="P34">afterUpdate</text:p>
            </text:list-item>
            <text:list-item>
              <text:p text:style-name="P34">failedUpdate</text:p>
            </text:list-item>
          </text:list>
        </text:list-item>
        <text:list-item>
          <text:p text:style-name="P34">Delete triggers</text:p>
          <text:list>
            <text:list-item>
              <text:p text:style-name="P34">beforeDelete</text:p>
            </text:list-item>
            <text:list-item>
              <text:p text:style-name="P34">afterDelete</text:p>
            </text:list-item>
            <text:list-item>
              <text:p text:style-name="P34">failedDelete</text:p>
            </text:list-item>
          </text:list>
        </text:list-item>
        <text:list-item>
          <text:p text:style-name="P34">Load triggers</text:p>
          <text:list>
            <text:list-item>
              <text:p text:style-name="P34">afterLoad</text:p>
            </text:list-item>
          </text:list>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that act on persists are invoked in the same transaction scope, even if the transaction is auto-commit.</text:p>
      <text:p text:style-name="Standard"/>
      <text:p text:style-name="CodeBlock"><text:soft-page-brea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p text:style-name="Standard"/>
      <text:p text:style-name="Standard">For loads, the trigger method is only called after the load. There is no corresponding “before” or “failed” load method. The after load trigger method is invoked for Storables fetched by queries as well for Storables directly loaded.</text:p>
      <text:h text:style-name="P12"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12"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text:soft-page-brea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12"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6">&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12"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12"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text:soft-page-break/>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12"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Master unavailable</text:h>
      <text:p text:style-name="Standard">In the event that the master repository becomes unavailable, all reads from the Replicated Repository should succeed, assuming that the replica is still available. As soon as the <text:soft-page-break/>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p text:style-name="Standard"/>
      <text:h text:style-name="Heading_20_2" text:outline-level="2"><text:s/>Volatile Map</text:h>
      <text:p text:style-name="Standard">The MapRepositoryBuilder creates Repository instances which are backed by a volatile concurrent navigable map, and only works with JDK1.6 or higher. When the JVM exits, the contents of this repository are lost. It is the fastest repository implementation, and it is ideally suited for unit tests. The easiest way to create an instance is to call a convenience method on the builder:</text:p>
      <text:p text:style-name="Standard"/>
      <text:p text:style-name="P22"/>
      <text:p text:style-name="CodeBlock"><text:span text:style-name="T5"><text:s text:c="4"/></text:span><text:span text:style-name="T12">Repository repo = MapRepositoryBuilder.newRepository();</text:span></text:p>
      <text:p text:style-name="P21"/>
      <text:p text:style-name="Standard"/>
      <text:p text:style-name="Standard">This repository fully supports transactions, which also may be nested. Supported isolation levels are read committed and serializable. Other isolation levels get promoted: read uncommitted is promoted to read committed, and repeatable read is promoted to serializable. </text:p>
      <text:p text:style-name="Standard"/>
      <text:p text:style-name="Text_20_body">Locks used by this repository are coarse, much like <text:span text:style-name="T2">table locks</text:span>. Loads and queries acquire read locks, and modifications acquire write locks. Within transactions, loads and queries always acquire upgradable locks, to reduce the likelihood of deadlock.</text:p>
      <text:p text:style-name="Text_20_body">Due to the coarse nature of the locks, this repository offers the least level of concurrency, with respect to writes and transactions. Applications which acquire locks out of order are more likely to deadlock than with other repositories. This can be a beneficial feature, since it makes it easier to reproduce such errors. For example, entering a transaction and updating Storable types in an inconsistent order is deadlock prone.</text:p>
      <text:h text:style-name="Heading_20_1" text:outline-level="1">Advanced</text:h>
      <text:p text:style-name="Standard">This section introduces advanced features of Carbonado, which are not required for most applications.</text:p>
      <text:h text:style-name="P13"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13"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15"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15"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15"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text:soft-page-break/>ArraySortBuffer loads all results into memory, but MergeSortBuffer is able to spill results to external files if it fills with too many results.</text:p>
      <text:h text:style-name="P15"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text:soft-page-break/>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16">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text:soft-page-break/>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text:soft-page-brea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Write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Internet_20_link"><text:span text:style-name="T3">Repository</text:span></text:span></text:a>, which is the main access point into Carbonado. In this case, the built repository is backed by a Sleepycat <text:s/>BDB. Unless configured otherwise, this builder tries to use the BDB JE (Java Edition) product.</text:p>
      <text:p text:style-name="Standard"><text:soft-page-break/></text:p>
      <text:p text:style-name="Standard">The Repository is asked to provide a <text:a xlink:type="simple" xlink:href="#_Storage_Access"><text:span text:style-name="Internet_20_link"><text:span text:style-name="T3">Storage</text:span></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Query Execution Plan</text:h>
      <text:p text:style-name="P17">When using a BDB backed repository, Carbonado uses its own rule-based query optimizer to create an execution plan. Calling Query.printPlan() dumps the plan to standard out, or you can pass in a StringBuilder to capture the query plan. </text:p>
      <text:p text:style-name="P17">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p>
      <text:p text:style-name="P17"/>
      <text:p text:style-name="CodeBlock"><text:span text:style-name="T10">sort: [+firstName], [+birthday]<text:line-break/> <text:s/>index scan: org.myorg.myapp.stored.MyRecord<text:line-break/> <text:s/>...index: {properties=[+lastName, +firstName, ~userID], unique=true}<text:line-break/> <text:s/>...identity filter: lastName = ?</text:span> </text:p>
      <text:p text:style-name="P18"/>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text:p>
      <text:h text:style-name="Heading_20_2" text:outline-level="2"><text:s/>Index properties</text:h>
      <text:p text:style-name="Text_20_body">The properties of the index selected by the query plan will be prefixed by a '+', '-' or '~'. If '+', the natural ordering of the property is ascending. If '-', the natural order is descending. If '~', the ordering was not explicitly specified, and so it is implicitly ascending</text:p>
      <text:p text:style-name="Text_20_body">The way in which non-unique indexes are defined, any remaining properties from the master record's primary key are appended to the end. They will have a '~' prefix because the property was not explicitly specified by the user index definition. Adding the properties to the index essentially makes it unique, which is why the "unique=true" property is shown. This is vestigial <text:span text:style-name="T13">–</text:span> all indexes as displayed by the query plan will say they are unique.</text:p>
      <text:p text:style-name="Text_20_body">Unique indexes (alternate keys) do not put the master record's primary key into the index. They are instead stored in the index entry's value, which is hidden from the query plan. As a result, the index cannot be used to filter on the master record's primary key. In almost all cases, this is of no concern.</text:p>
      <text:h text:style-name="Heading_20_2" text:outline-level="2"><text:soft-page-break/><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10">full scan: org.myorg.myapp.stored.MyRecord</text:span> </text:p>
      <text:p text:style-name="P17"/>
      <text:p text:style-name="P17">Full scans are generally considered bad unless you really want all the records. A full scan in other contexts will have additional filtering and sorting operations applied. </text:p>
      <text:p text:style-name="CodeBlock"><text:span text:style-name="T10">filter: firstName = ?<text:line-break/> <text:s/>full scan: org.myorg.myapp.stored.MyRecord</text:span> </text:p>
      <text:p text:style-name="P18"/>
      <text:p text:style-name="P17">The above plan indicates that all records are examined, but only those that match a given first name will actually be returned. Defining an index on "firstName" will yield a more efficient <text:span text:style-name="T2">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10">index scan: org.myorg.myapp.stored.MyRecord<text:line-break/>...index: {properties=[+lastName, +firstName, ~userID], unique=true}<text:line-break/>...identity filter: lastName = ? &amp; firstName = ?</text:span> </text:p>
      <text:p text:style-name="P18"/>
      <text:p text:style-name="Text_20_body">The above query plan shows an index being used to find all users with a given first and last name. The same index can also be used to find a range of records, like all those with a last name that starts with "S": </text:p>
      <text:p text:style-name="P18"/>
      <text:p text:style-name="CodeBlock"><text:span text:style-name="T10">index scan: org.myorg.myapp.stored.MyRecord<text:line-break/>...index: {properties=[+lastName, +firstName, ~userID], unique=true}<text:line-break/>...range filter: lastName &gt;= S &amp; lastName &lt; T</text:span> </text:p>
      <text:p text:style-name="P18"/>
      <text:p text:style-name="Text_20_body">An index can also be used for both range and identity matching. For example, finding all users whose last name is "Smith" and whose first name starts with "J":</text:p>
      <text:p text:style-name="P18"/>
      <text:p text:style-name="CodeBlock"><text:soft-page-break/><text:span text:style-name="T10">index scan: org.myorg.myapp.stored.MyRecord<text:line-break/>...index: {properties=[+lastName, +firstName, ~userID], unique=true}<text:line-break/>...identity filter: lastName = Smith<text:line-break/>...range filter: firstName &gt;= J &amp; firstName &lt; K</text:span> </text:p>
      <text:p text:style-name="P18"/>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18"/>
      <text:p text:style-name="CodeBlock"><text:span text:style-name="T10">reverse index scan: org.myorg.myapp.stored.MyRecord<text:line-break/>...index: {properties=[+lastName, +firstName, ~userID], unique=true}<text:line-break/>...identity filter: lastName = Smith</text:span> </text:p>
      <text:p text:style-name="P18"/>
      <text:p text:style-name="P17">Finally, an index may be selected by the query optimizer simply because it is <text:span text:style-name="T2">clustered</text:span>. A clustered index defines the natural ordering of records, and there can be only one clustered index for a given storable type. When using BDB, the primary key is always treated as the clustered index. The plan will show if an index is clustered, which indicates that the scan will perform much better than a usual one: </text:p>
      <text:p text:style-name="P18"/>
      <text:p text:style-name="CodeBlock"><text:span text:style-name="T10">clustered index scan: org.myorg.myapp.stored.OrderItem<text:line-break/>...index: {properties=[+orderID, +productID], unique=true}<text:line-break/>...identity filter: orderID = ?</text:span> </text:p>
      <text:p text:style-name="P18"/>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18"/>
      <text:p text:style-name="CodeBlock"><text:span text:style-name="T10">index key match: org.myorg.myapp.stored.OrderItem<text:line-break/>...index: {properties=[+orderID, +productID], unique=true}<text:line-break/>...key filter: orderID = ? &amp; productID = ?</text:span> </text:p>
      <text:p text:style-name="P18"/>
      <text:p text:style-name="Text_20_body">This really just a special variation of an index scan, except it may run more efficiently since the data source doesn't need to open a physical cursor of its own.</text:p>
      <text:h text:style-name="Heading_20_3" text:outline-level="3"><text:s/>Covering filter</text:h>
      <text:p text:style-name="Text_20_body">Consider a query filter of "lastName &gt;= ? &amp; lastName &lt; ? &amp; firstName = ?". Probably the best index to use for this query is {"firstName", "lastName"}. It will produce a query plan like so:</text:p>
      <text:p text:style-name="Text_20_body"><text:s/></text:p>
      <text:p text:style-name="P20"><text:soft-page-break/>index scan: com.<text:span text:style-name="T9">myorg</text:span>.myapp.stored.MyRecord</text:p>
      <text:p text:style-name="P20">...index: {properties=[+firstName, +lastName, ~userID], unique=true}</text:p>
      <text:p text:style-name="P20">...identity filter: firstName = ?</text:p>
      <text:p text:style-name="P20">...range filter: lastName &gt;= ? &amp; lastName &lt; ?</text:p>
      <text:p text:style-name="Text_20_body"><text:s/></text:p>
      <text:p text:style-name="Text_20_body">If the only available index is instead {"lastName", "firstName"}, the query plan might be:</text:p>
      <text:p text:style-name="Text_20_body"/>
      <text:p text:style-name="P20">filter: firstName = ?</text:p>
      <text:p text:style-name="P20"><text:s text:c="2"/>index scan: com.<text:span text:style-name="T9">myorg</text:span>.myapp.stored.MyRecord</text:p>
      <text:p text:style-name="P20"><text:s text:c="2"/>...index: {properties=[+lastName, +firstName, ~userID], unique=true}</text:p>
      <text:p text:style-name="P20"><text:s text:c="2"/>...range filter: lastName &gt;= ? &amp; lastName &lt; ?</text:p>
      <text:p text:style-name="Text_20_body"><text:s/></text:p>
      <text:p text:style-name="Text_20_body">The above query plan uses the index to restrict by last name, but all records retrieved by the index scan need to go through a filter. If few records pass through the filter, they would have been loaded unnecessarily. Since the firstName property is available in the index, it is possible to perform the filter without having to fully load the master record. The actual query plan looks like this:</text:p>
      <text:p text:style-name="Text_20_body"><text:s/></text:p>
      <text:p text:style-name="P20">index scan: com.myorg.myapp.stored.MyRecord</text:p>
      <text:p text:style-name="P20">...index: {properties=[+lastName, +firstName, ~userID], unique=true}</text:p>
      <text:p text:style-name="P20">...range filter: lastName &gt;= ? &amp; lastName &lt; ?</text:p>
      <text:p text:style-name="P20">...covering filter: firstName = ?</text:p>
      <text:p text:style-name="Text_20_body"><text:s/></text:p>
      <text:p text:style-name="Text_20_body">The last line shows that the extra filtering is performed via the index entry itself, which offers a performance benefit. A better query plan is produced when there is a better index, but this is a trade off. Fewer indexes boosts the performance of writes. Search the web for “covering index” to find out more regarding this approach.</text:p>
      <text:h text:style-name="Heading_20_2" text:outline-level="2"><text:s/>Data processing </text:h>
      <text:p text:style-name="P17">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17">If the data source provides too many results, a filter can discard results that don't match. If filtering is required, it is always performed before any other data processing steps. This reduces the work required by say, a sort operation. </text:p>
      <text:p text:style-name="P18"/>
      <text:p text:style-name="CodeBlock"><text:span text:style-name="T10">filter: price &gt;= 100 &amp; price &lt; 200</text:span> </text:p>
      <text:p text:style-name="P18"/>
      <text:p text:style-name="Text_20_body">The above filter is simply discarding results that don't match a certain price. The full plan will show the data source, perhaps like so: </text:p>
      <text:p text:style-name="CodeBlock"><text:soft-page-break/><text:span text:style-name="T10">filter: price &gt;= 100 &amp; price &lt; 200<text:line-break/> <text:s/>clustered index scan: org.myorg.myapp.stored.OrderItem<text:line-break/> <text:s/>...index: {properties=[+orderID, +productID], unique=true}<text:line-break/> <text:s/>...identity filter: orderID = ?</text:span> </text:p>
      <text:p text:style-name="P18"/>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18"/>
      <text:p text:style-name="CodeBlock"><text:span text:style-name="T10">sort: [-dateAdded]</text:span> </text:p>
      <text:p text:style-name="P18"/>
      <text:p text:style-name="Text_20_body">The above plan snippet shows a sort by descending "dateAdded". The entire plan is needed to show exactly what is going on: </text:p>
      <text:p text:style-name="P18"/>
      <text:p text:style-name="CodeBlock"><text:span text:style-name="T10">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18"/>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18"/>
      <text:p text:style-name="CodeBlock"><text:span text:style-name="T10">sort: [+birthday], [+lastName, +firstName]<text:line-break/> <text:s/>reverse index scan: org.myorg.myapp.stored.MyRecord<text:line-break/> <text:s/>...index: {properties=[-birthday, ~userID], unique=true}<text:line-break/> <text:s/>...range filter: birthday &gt; ?</text:span> </text:p>
      <text:p text:style-name="P18"/>
      <text:p text:style-name="P17">The index has a natural ordering by descending birthday, but a reverse scan corrects that. The sort finds groups of consecutive birthdays, and then it sorts by ("+lastName", <text:soft-page-break/>"+firstName") within those groups. A sort of this kind produces results more quickly, and it might not need to spill to temporary files. </text:p>
      <text:h text:style-name="Heading_20_3" text:outline-level="3"><text:s/>Union </text:h>
      <text:p text:style-name="P17">Although Carbonado queries don't support explicit unions, a query plan may have a union step if the query filter contains any logical <text:span text:style-name="T2">or</text:span> operations. Each child of the union node will ultimately have a separate data source. A query for "price = ? | dateAdded = ?" might be executed as: </text:p>
      <text:p text:style-name="P18"/>
      <text:p text:style-name="CodeBlock"><text:span text:style-name="T10">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P18"/>
      <text:p text:style-name="P17">Here, two index scans feed into the union, which in turn ensures that no duplicate records are returned. The union step requires that all sources which feed into it have a consistent <text:span text:style-name="T2">total ordering</text:span>. This affects what indexes are selected, and if necessary, sort steps are tacked on: </text:p>
      <text:p text:style-name="P18"/>
      <text:p text:style-name="CodeBlock"><text:span text:style-name="T10">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P18"/>
      <text:p text:style-name="Text_20_body">The above query plan might have been produced for a query filter of "lastName = ? | birthday &gt; ?". </text:p>
      <text:h text:style-name="Heading_20_3" text:outline-level="3"><text:s/>Join </text:h>
      <text:p text:style-name="P17">Join query plans are the most complicated and can produce very tall execution plan trees. As of this writing, Carbonado only supports <text:span text:style-name="T2">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oft-page-break/><text:span text:style-name="T10">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18"/>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18"/>
      <text:p text:style-name="P19"><text:span text:style-name="T9">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P18"/>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24" text:outline-level="1">Appendix: Recommended practices</text:h>
      <text:p text:style-name="P25">Storables are fairly simple objects, but listed here are a few recommended practices for avoiding trouble.</text:p>
      <text:h text:style-name="P1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9</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1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14"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text:soft-page-break/>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1" fo:font-size="9pt" fo:language="en" fo:country="US" style:font-size-asian="9pt" style:language-asian="en" style:country-asian="US" style:font-name-complex="Courier New1"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size-asian="10pt" style:font-name-complex="Courier New1"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1" fo:font-size="10pt" style:font-name-asian="Times New Roman" style:font-size-asian="10pt" style:font-name-complex="Courier New1" style:font-size-complex="10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Footer">Page <text:page-number text:select-page="current">77</text:page-number> of <text:page-count style:num-format="1">77</text:page-count><text:tab/>Copyright 2006-2008 Amazon Technologies Inc.<text:tab/><text:modification-date style:data-style-name="N84">2008-07-07</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rbonado 1.2  User Guide</dc:title>
    <meta:initial-creator>Brian S O'Neill</meta:initial-creator>
    <meta:creation-date>2005-12-28T22:07:00</meta:creation-date>
    <dc:creator>Brian O'Neill</dc:creator>
    <dc:date>2008-07-07T00:21:26</dc:date>
    <meta:print-date>2006-01-06T16:58:00</meta:print-date>
    <dc:language>en-US</dc:language>
    <meta:editing-cycles>533</meta:editing-cycles>
    <meta:editing-duration>PT23H6M54S</meta:editing-duration>
    <meta:user-defined meta:name="Info 1"/>
    <meta:user-defined meta:name="Info 2"/>
    <meta:user-defined meta:name="Info 3"/>
    <meta:user-defined meta:name="Info 4"/>
    <meta:document-statistic meta:table-count="2" meta:image-count="0" meta:object-count="0" meta:page-count="77" meta:paragraph-count="1581" meta:word-count="19399" meta:character-count="135839"/>
  </office:meta>
</office:document-meta>
</file>